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4" svg:font-family="'Avenir Next'"/>
    <style:font-face style:name="Garamond" svg:font-family="Garamond"/>
    <style:font-face style:name="OpenSymbol" svg:font-family="OpenSymbol"/>
    <style:font-face style:name="Avenir Black1" svg:font-family="'Avenir Black'" style:font-pitch="variable"/>
    <style:font-face style:name="Avenir Black" svg:font-family="'Avenir Black'" style:font-adornments="Regular" style:font-pitch="variable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" style:family="table">
      <style:table-properties style:width="6.925in" fo:margin-left="0in" fo:margin-right="0in" fo:break-after="page" table:align="margins" fo:keep-with-next="always"/>
    </style:style>
    <style:style style:name="PERTRules.A" style:family="table-column">
      <style:table-column-properties style:column-width="0.7632in" style:rel-column-width="7222*"/>
    </style:style>
    <style:style style:name="PERTRules.B" style:family="table-column">
      <style:table-column-properties style:column-width="1.2069in" style:rel-column-width="11421*"/>
    </style:style>
    <style:style style:name="PERTRules.C" style:family="table-column">
      <style:table-column-properties style:column-width="2.1604in" style:rel-column-width="20445*"/>
    </style:style>
    <style:style style:name="PERTRules.D" style:family="table-column">
      <style:table-column-properties style:column-width="1.475in" style:rel-column-width="13958*"/>
    </style:style>
    <style:style style:name="PERTRules.E" style:family="table-column">
      <style:table-column-properties style:column-width="1.3194in" style:rel-column-width="12489*"/>
    </style:style>
    <style:style style:name="PERTRules.1" style:family="table-row">
      <style:table-row-properties fo:keep-together="always"/>
    </style:style>
    <style:style style:name="PERTRul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Rules.E1" style:family="table-cell">
      <style:table-cell-properties fo:background-color="#eeeeee" fo:padding="0.0382in" fo:border="0.05pt solid #000000">
        <style:background-image/>
      </style:table-cell-properties>
    </style:style>
    <style:style style:name="PERTRules.A2" style:family="table-cell">
      <style:table-cell-properties fo:padding="0.0382in" fo:border-left="0.05pt solid #000000" fo:border-right="none" fo:border-top="none" fo:border-bottom="0.05pt solid #000000"/>
    </style:style>
    <style:style style:name="PERTRules.B2" style:family="table-cell">
      <style:table-cell-properties fo:padding="0.0382in" fo:border-left="0.05pt solid #000000" fo:border-right="none" fo:border-top="none" fo:border-bottom="0.05pt solid #000000"/>
    </style:style>
    <style:style style:name="PERTRules.C2" style:family="table-cell">
      <style:table-cell-properties fo:padding="0.0382in" fo:border-left="0.05pt solid #000000" fo:border-right="none" fo:border-top="none" fo:border-bottom="0.05pt solid #000000"/>
    </style:style>
    <style:style style:name="PERTRules.D2" style:family="table-cell">
      <style:table-cell-properties fo:padding="0.0382in" fo:border-left="0.05pt solid #000000" fo:border-right="none" fo:border-top="none" fo:border-bottom="0.05pt solid #000000"/>
    </style:style>
    <style:style style:name="PERTRul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3" style:family="table-cell">
      <style:table-cell-properties fo:padding="0.0382in" fo:border-left="0.05pt solid #000000" fo:border-right="none" fo:border-top="none" fo:border-bottom="0.05pt solid #000000"/>
    </style:style>
    <style:style style:name="PERTRules.B3" style:family="table-cell">
      <style:table-cell-properties fo:padding="0.0382in" fo:border-left="0.05pt solid #000000" fo:border-right="none" fo:border-top="none" fo:border-bottom="0.05pt solid #000000"/>
    </style:style>
    <style:style style:name="PERTRules.C3" style:family="table-cell">
      <style:table-cell-properties fo:padding="0.0382in" fo:border-left="0.05pt solid #000000" fo:border-right="none" fo:border-top="none" fo:border-bottom="0.05pt solid #000000"/>
    </style:style>
    <style:style style:name="PERTRules.D3" style:family="table-cell">
      <style:table-cell-properties fo:padding="0.0382in" fo:border-left="0.05pt solid #000000" fo:border-right="none" fo:border-top="none" fo:border-bottom="0.05pt solid #000000"/>
    </style:style>
    <style:style style:name="PERTRules.E3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4" style:family="table-cell">
      <style:table-cell-properties fo:padding="0.0382in" fo:border-left="0.05pt solid #000000" fo:border-right="none" fo:border-top="none" fo:border-bottom="0.05pt solid #000000"/>
    </style:style>
    <style:style style:name="PERTRules.B4" style:family="table-cell">
      <style:table-cell-properties fo:padding="0.0382in" fo:border-left="0.05pt solid #000000" fo:border-right="none" fo:border-top="none" fo:border-bottom="0.05pt solid #000000"/>
    </style:style>
    <style:style style:name="PERTRules.C4" style:family="table-cell">
      <style:table-cell-properties fo:padding="0.0382in" fo:border-left="0.05pt solid #000000" fo:border-right="none" fo:border-top="none" fo:border-bottom="0.05pt solid #000000"/>
    </style:style>
    <style:style style:name="PERTRules.D4" style:family="table-cell">
      <style:table-cell-properties fo:padding="0.0382in" fo:border-left="0.05pt solid #000000" fo:border-right="none" fo:border-top="none" fo:border-bottom="0.05pt solid #000000"/>
    </style:style>
    <style:style style:name="PERTRules.E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5" style:family="table-cell">
      <style:table-cell-properties fo:padding="0.0382in" fo:border-left="0.05pt solid #000000" fo:border-right="none" fo:border-top="none" fo:border-bottom="0.05pt solid #000000"/>
    </style:style>
    <style:style style:name="PERTRules.B5" style:family="table-cell">
      <style:table-cell-properties fo:padding="0.0382in" fo:border-left="0.05pt solid #000000" fo:border-right="none" fo:border-top="none" fo:border-bottom="0.05pt solid #000000"/>
    </style:style>
    <style:style style:name="PERTRules.C5" style:family="table-cell">
      <style:table-cell-properties fo:padding="0.0382in" fo:border-left="0.05pt solid #000000" fo:border-right="none" fo:border-top="none" fo:border-bottom="0.05pt solid #000000"/>
    </style:style>
    <style:style style:name="PERTRules.D5" style:family="table-cell">
      <style:table-cell-properties fo:padding="0.0382in" fo:border-left="0.05pt solid #000000" fo:border-right="none" fo:border-top="none" fo:border-bottom="0.05pt solid #000000"/>
    </style:style>
    <style:style style:name="PERTRules.E5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6" style:family="table-cell">
      <style:table-cell-properties fo:padding="0.0382in" fo:border-left="0.05pt solid #000000" fo:border-right="none" fo:border-top="none" fo:border-bottom="0.05pt solid #000000"/>
    </style:style>
    <style:style style:name="PERTRules.B6" style:family="table-cell">
      <style:table-cell-properties fo:padding="0.0382in" fo:border-left="0.05pt solid #000000" fo:border-right="none" fo:border-top="none" fo:border-bottom="0.05pt solid #000000"/>
    </style:style>
    <style:style style:name="PERTRules.C6" style:family="table-cell">
      <style:table-cell-properties fo:padding="0.0382in" fo:border-left="0.05pt solid #000000" fo:border-right="none" fo:border-top="none" fo:border-bottom="0.05pt solid #000000"/>
    </style:style>
    <style:style style:name="PERTRules.D6" style:family="table-cell">
      <style:table-cell-properties fo:padding="0.0382in" fo:border-left="0.05pt solid #000000" fo:border-right="none" fo:border-top="none" fo:border-bottom="0.05pt solid #000000"/>
    </style:style>
    <style:style style:name="PERTRules.E6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7" style:family="table-cell">
      <style:table-cell-properties fo:padding="0.0382in" fo:border-left="0.05pt solid #000000" fo:border-right="none" fo:border-top="none" fo:border-bottom="0.05pt solid #000000"/>
    </style:style>
    <style:style style:name="PERTRules.B7" style:family="table-cell">
      <style:table-cell-properties fo:padding="0.0382in" fo:border-left="0.05pt solid #000000" fo:border-right="none" fo:border-top="none" fo:border-bottom="0.05pt solid #000000"/>
    </style:style>
    <style:style style:name="PERTRules.C7" style:family="table-cell">
      <style:table-cell-properties fo:padding="0.0382in" fo:border-left="0.05pt solid #000000" fo:border-right="none" fo:border-top="none" fo:border-bottom="0.05pt solid #000000"/>
    </style:style>
    <style:style style:name="PERTRules.D7" style:family="table-cell">
      <style:table-cell-properties fo:padding="0.0382in" fo:border-left="0.05pt solid #000000" fo:border-right="none" fo:border-top="none" fo:border-bottom="0.05pt solid #000000"/>
    </style:style>
    <style:style style:name="PERTRules.E7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8" style:family="table-cell">
      <style:table-cell-properties fo:padding="0.0382in" fo:border-left="0.05pt solid #000000" fo:border-right="none" fo:border-top="none" fo:border-bottom="0.05pt solid #000000"/>
    </style:style>
    <style:style style:name="PERTRules.B8" style:family="table-cell">
      <style:table-cell-properties fo:padding="0.0382in" fo:border-left="0.05pt solid #000000" fo:border-right="none" fo:border-top="none" fo:border-bottom="0.05pt solid #000000"/>
    </style:style>
    <style:style style:name="PERTRules.C8" style:family="table-cell">
      <style:table-cell-properties fo:padding="0.0382in" fo:border-left="0.05pt solid #000000" fo:border-right="none" fo:border-top="none" fo:border-bottom="0.05pt solid #000000"/>
    </style:style>
    <style:style style:name="PERTRules.D8" style:family="table-cell">
      <style:table-cell-properties fo:padding="0.0382in" fo:border-left="0.05pt solid #000000" fo:border-right="none" fo:border-top="none" fo:border-bottom="0.05pt solid #000000"/>
    </style:style>
    <style:style style:name="PERTRules.E8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9" style:family="table-cell">
      <style:table-cell-properties fo:padding="0.0382in" fo:border-left="0.05pt solid #000000" fo:border-right="none" fo:border-top="none" fo:border-bottom="0.05pt solid #000000"/>
    </style:style>
    <style:style style:name="PERTRules.B9" style:family="table-cell">
      <style:table-cell-properties fo:padding="0.0382in" fo:border-left="0.05pt solid #000000" fo:border-right="none" fo:border-top="none" fo:border-bottom="0.05pt solid #000000"/>
    </style:style>
    <style:style style:name="PERTRules.C9" style:family="table-cell">
      <style:table-cell-properties fo:padding="0.0382in" fo:border-left="0.05pt solid #000000" fo:border-right="none" fo:border-top="none" fo:border-bottom="0.05pt solid #000000"/>
    </style:style>
    <style:style style:name="PERTRules.D9" style:family="table-cell">
      <style:table-cell-properties fo:padding="0.0382in" fo:border-left="0.05pt solid #000000" fo:border-right="none" fo:border-top="none" fo:border-bottom="0.05pt solid #000000"/>
    </style:style>
    <style:style style:name="PERTRules.E9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0" style:family="table-cell">
      <style:table-cell-properties fo:padding="0.0382in" fo:border-left="0.05pt solid #000000" fo:border-right="none" fo:border-top="none" fo:border-bottom="0.05pt solid #000000"/>
    </style:style>
    <style:style style:name="PERTRules.B10" style:family="table-cell">
      <style:table-cell-properties fo:padding="0.0382in" fo:border-left="0.05pt solid #000000" fo:border-right="none" fo:border-top="none" fo:border-bottom="0.05pt solid #000000"/>
    </style:style>
    <style:style style:name="PERTRules.C10" style:family="table-cell">
      <style:table-cell-properties fo:padding="0.0382in" fo:border-left="0.05pt solid #000000" fo:border-right="none" fo:border-top="none" fo:border-bottom="0.05pt solid #000000"/>
    </style:style>
    <style:style style:name="PERTRules.D10" style:family="table-cell">
      <style:table-cell-properties fo:padding="0.0382in" fo:border-left="0.05pt solid #000000" fo:border-right="none" fo:border-top="none" fo:border-bottom="0.05pt solid #000000"/>
    </style:style>
    <style:style style:name="PERTRules.E10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1" style:family="table-cell">
      <style:table-cell-properties fo:padding="0.0382in" fo:border-left="0.05pt solid #000000" fo:border-right="none" fo:border-top="none" fo:border-bottom="0.05pt solid #000000"/>
    </style:style>
    <style:style style:name="PERTRules.B11" style:family="table-cell">
      <style:table-cell-properties fo:padding="0.0382in" fo:border-left="0.05pt solid #000000" fo:border-right="none" fo:border-top="none" fo:border-bottom="0.05pt solid #000000"/>
    </style:style>
    <style:style style:name="PERTRules.C11" style:family="table-cell">
      <style:table-cell-properties fo:padding="0.0382in" fo:border-left="0.05pt solid #000000" fo:border-right="none" fo:border-top="none" fo:border-bottom="0.05pt solid #000000"/>
    </style:style>
    <style:style style:name="PERTRules.D11" style:family="table-cell">
      <style:table-cell-properties fo:padding="0.0382in" fo:border-left="0.05pt solid #000000" fo:border-right="none" fo:border-top="none" fo:border-bottom="0.05pt solid #000000"/>
    </style:style>
    <style:style style:name="PERTRules.E11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2" style:family="table-cell">
      <style:table-cell-properties fo:padding="0.0382in" fo:border-left="0.05pt solid #000000" fo:border-right="none" fo:border-top="none" fo:border-bottom="0.05pt solid #000000"/>
    </style:style>
    <style:style style:name="PERTRules.B12" style:family="table-cell">
      <style:table-cell-properties fo:padding="0.0382in" fo:border-left="0.05pt solid #000000" fo:border-right="none" fo:border-top="none" fo:border-bottom="0.05pt solid #000000"/>
    </style:style>
    <style:style style:name="PERTRules.C12" style:family="table-cell">
      <style:table-cell-properties fo:padding="0.0382in" fo:border-left="0.05pt solid #000000" fo:border-right="none" fo:border-top="none" fo:border-bottom="0.05pt solid #000000"/>
    </style:style>
    <style:style style:name="PERTRules.D12" style:family="table-cell">
      <style:table-cell-properties fo:padding="0.0382in" fo:border-left="0.05pt solid #000000" fo:border-right="none" fo:border-top="none" fo:border-bottom="0.05pt solid #000000"/>
    </style:style>
    <style:style style:name="PERTRules.E1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3" style:family="table-cell">
      <style:table-cell-properties fo:padding="0.0382in" fo:border-left="0.05pt solid #000000" fo:border-right="none" fo:border-top="none" fo:border-bottom="0.05pt solid #000000"/>
    </style:style>
    <style:style style:name="PERTRules.B13" style:family="table-cell">
      <style:table-cell-properties fo:padding="0.0382in" fo:border-left="0.05pt solid #000000" fo:border-right="none" fo:border-top="none" fo:border-bottom="0.05pt solid #000000"/>
    </style:style>
    <style:style style:name="PERTRules.C13" style:family="table-cell">
      <style:table-cell-properties fo:padding="0.0382in" fo:border-left="0.05pt solid #000000" fo:border-right="none" fo:border-top="none" fo:border-bottom="0.05pt solid #000000"/>
    </style:style>
    <style:style style:name="PERTRules.D13" style:family="table-cell">
      <style:table-cell-properties fo:padding="0.0382in" fo:border-left="0.05pt solid #000000" fo:border-right="none" fo:border-top="none" fo:border-bottom="0.05pt solid #000000"/>
    </style:style>
    <style:style style:name="PERTRules.E13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4" style:family="table-cell">
      <style:table-cell-properties fo:padding="0.0382in" fo:border-left="0.05pt solid #000000" fo:border-right="none" fo:border-top="none" fo:border-bottom="0.05pt solid #000000"/>
    </style:style>
    <style:style style:name="PERTRules.B14" style:family="table-cell">
      <style:table-cell-properties fo:padding="0.0382in" fo:border-left="0.05pt solid #000000" fo:border-right="none" fo:border-top="none" fo:border-bottom="0.05pt solid #000000"/>
    </style:style>
    <style:style style:name="PERTRules.C14" style:family="table-cell">
      <style:table-cell-properties fo:padding="0.0382in" fo:border-left="0.05pt solid #000000" fo:border-right="none" fo:border-top="none" fo:border-bottom="0.05pt solid #000000"/>
    </style:style>
    <style:style style:name="PERTRules.D14" style:family="table-cell">
      <style:table-cell-properties fo:padding="0.0382in" fo:border-left="0.05pt solid #000000" fo:border-right="none" fo:border-top="none" fo:border-bottom="0.05pt solid #000000"/>
    </style:style>
    <style:style style:name="PERTRules.E1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5" style:family="table-cell">
      <style:table-cell-properties fo:padding="0.0382in" fo:border-left="0.05pt solid #000000" fo:border-right="none" fo:border-top="none" fo:border-bottom="0.05pt solid #000000"/>
    </style:style>
    <style:style style:name="PERTRules.B15" style:family="table-cell">
      <style:table-cell-properties fo:padding="0.0382in" fo:border-left="0.05pt solid #000000" fo:border-right="none" fo:border-top="none" fo:border-bottom="0.05pt solid #000000"/>
    </style:style>
    <style:style style:name="PERTRules.C15" style:family="table-cell">
      <style:table-cell-properties fo:padding="0.0382in" fo:border-left="0.05pt solid #000000" fo:border-right="none" fo:border-top="none" fo:border-bottom="0.05pt solid #000000"/>
    </style:style>
    <style:style style:name="PERTRules.D15" style:family="table-cell">
      <style:table-cell-properties fo:padding="0.0382in" fo:border-left="0.05pt solid #000000" fo:border-right="none" fo:border-top="none" fo:border-bottom="0.05pt solid #000000"/>
    </style:style>
    <style:style style:name="PERTRules.E15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6" style:family="table-cell">
      <style:table-cell-properties fo:padding="0.0382in" fo:border-left="0.05pt solid #000000" fo:border-right="none" fo:border-top="none" fo:border-bottom="0.05pt solid #000000"/>
    </style:style>
    <style:style style:name="PERTRules.B16" style:family="table-cell">
      <style:table-cell-properties fo:padding="0.0382in" fo:border-left="0.05pt solid #000000" fo:border-right="none" fo:border-top="none" fo:border-bottom="0.05pt solid #000000"/>
    </style:style>
    <style:style style:name="PERTRules.C16" style:family="table-cell">
      <style:table-cell-properties fo:padding="0.0382in" fo:border-left="0.05pt solid #000000" fo:border-right="none" fo:border-top="none" fo:border-bottom="0.05pt solid #000000"/>
    </style:style>
    <style:style style:name="PERTRules.D16" style:family="table-cell">
      <style:table-cell-properties fo:padding="0.0382in" fo:border-left="0.05pt solid #000000" fo:border-right="none" fo:border-top="none" fo:border-bottom="0.05pt solid #000000"/>
    </style:style>
    <style:style style:name="PERTRules.E16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7" style:family="table-cell">
      <style:table-cell-properties fo:padding="0.0382in" fo:border-left="0.05pt solid #000000" fo:border-right="none" fo:border-top="none" fo:border-bottom="0.05pt solid #000000"/>
    </style:style>
    <style:style style:name="PERTRules.B17" style:family="table-cell">
      <style:table-cell-properties fo:padding="0.0382in" fo:border-left="0.05pt solid #000000" fo:border-right="none" fo:border-top="none" fo:border-bottom="0.05pt solid #000000"/>
    </style:style>
    <style:style style:name="PERTRules.C17" style:family="table-cell">
      <style:table-cell-properties fo:padding="0.0382in" fo:border-left="0.05pt solid #000000" fo:border-right="none" fo:border-top="none" fo:border-bottom="0.05pt solid #000000"/>
    </style:style>
    <style:style style:name="PERTRules.D17" style:family="table-cell">
      <style:table-cell-properties fo:padding="0.0382in" fo:border-left="0.05pt solid #000000" fo:border-right="none" fo:border-top="none" fo:border-bottom="0.05pt solid #000000"/>
    </style:style>
    <style:style style:name="PERTRules.E17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" style:family="table">
      <style:table-properties style:width="6.925in" fo:margin-left="0in" fo:margin-right="0in" fo:break-after="page" table:align="margins" fo:keep-with-next="always"/>
    </style:style>
    <style:style style:name="EarnedValueRules.A" style:family="table-column">
      <style:table-column-properties style:column-width="0.7632in" style:rel-column-width="7222*"/>
    </style:style>
    <style:style style:name="EarnedValueRules.B" style:family="table-column">
      <style:table-column-properties style:column-width="1.2069in" style:rel-column-width="11421*"/>
    </style:style>
    <style:style style:name="EarnedValueRules.C" style:family="table-column">
      <style:table-column-properties style:column-width="2.1604in" style:rel-column-width="20445*"/>
    </style:style>
    <style:style style:name="EarnedValueRules.D" style:family="table-column">
      <style:table-column-properties style:column-width="1.475in" style:rel-column-width="13958*"/>
    </style:style>
    <style:style style:name="EarnedValueRules.E" style:family="table-column">
      <style:table-column-properties style:column-width="1.3194in" style:rel-column-width="12489*"/>
    </style:style>
    <style:style style:name="EarnedValueRules.1" style:family="table-row">
      <style:table-row-properties fo:keep-together="always"/>
    </style:style>
    <style:style style:name="EarnedValueRul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Rules.E1" style:family="table-cell">
      <style:table-cell-properties fo:background-color="#eeeeee" fo:padding="0.0382in" fo:border="0.05pt solid #000000">
        <style:background-image/>
      </style:table-cell-properties>
    </style:style>
    <style:style style:name="EarnedValueRules.A2" style:family="table-cell">
      <style:table-cell-properties fo:padding="0.0382in" fo:border-left="0.05pt solid #000000" fo:border-right="none" fo:border-top="none" fo:border-bottom="0.05pt solid #000000"/>
    </style:style>
    <style:style style:name="EarnedValueRules.B2" style:family="table-cell">
      <style:table-cell-properties fo:padding="0.0382in" fo:border-left="0.05pt solid #000000" fo:border-right="none" fo:border-top="none" fo:border-bottom="0.05pt solid #000000"/>
    </style:style>
    <style:style style:name="EarnedValueRules.C2" style:family="table-cell">
      <style:table-cell-properties fo:padding="0.0382in" fo:border-left="0.05pt solid #000000" fo:border-right="none" fo:border-top="none" fo:border-bottom="0.05pt solid #000000"/>
    </style:style>
    <style:style style:name="EarnedValueRules.D2" style:family="table-cell">
      <style:table-cell-properties fo:padding="0.0382in" fo:border-left="0.05pt solid #000000" fo:border-right="none" fo:border-top="none" fo:border-bottom="0.05pt solid #000000"/>
    </style:style>
    <style:style style:name="EarnedValueRules.E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3" style:family="table-cell">
      <style:table-cell-properties fo:padding="0.0382in" fo:border-left="0.05pt solid #000000" fo:border-right="none" fo:border-top="none" fo:border-bottom="0.05pt solid #000000"/>
    </style:style>
    <style:style style:name="EarnedValueRules.B3" style:family="table-cell">
      <style:table-cell-properties fo:padding="0.0382in" fo:border-left="0.05pt solid #000000" fo:border-right="none" fo:border-top="none" fo:border-bottom="0.05pt solid #000000"/>
    </style:style>
    <style:style style:name="EarnedValueRules.C3" style:family="table-cell">
      <style:table-cell-properties fo:padding="0.0382in" fo:border-left="0.05pt solid #000000" fo:border-right="none" fo:border-top="none" fo:border-bottom="0.05pt solid #000000"/>
    </style:style>
    <style:style style:name="EarnedValueRules.D3" style:family="table-cell">
      <style:table-cell-properties fo:padding="0.0382in" fo:border-left="0.05pt solid #000000" fo:border-right="none" fo:border-top="none" fo:border-bottom="0.05pt solid #000000"/>
    </style:style>
    <style:style style:name="EarnedValueRules.E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4" style:family="table-cell">
      <style:table-cell-properties fo:padding="0.0382in" fo:border-left="0.05pt solid #000000" fo:border-right="none" fo:border-top="none" fo:border-bottom="0.05pt solid #000000"/>
    </style:style>
    <style:style style:name="EarnedValueRules.B4" style:family="table-cell">
      <style:table-cell-properties fo:padding="0.0382in" fo:border-left="0.05pt solid #000000" fo:border-right="none" fo:border-top="none" fo:border-bottom="0.05pt solid #000000"/>
    </style:style>
    <style:style style:name="EarnedValueRules.C4" style:family="table-cell">
      <style:table-cell-properties fo:padding="0.0382in" fo:border-left="0.05pt solid #000000" fo:border-right="none" fo:border-top="none" fo:border-bottom="0.05pt solid #000000"/>
    </style:style>
    <style:style style:name="EarnedValueRules.D4" style:family="table-cell">
      <style:table-cell-properties fo:padding="0.0382in" fo:border-left="0.05pt solid #000000" fo:border-right="none" fo:border-top="none" fo:border-bottom="0.05pt solid #000000"/>
    </style:style>
    <style:style style:name="EarnedValueRules.E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5" style:family="table-cell">
      <style:table-cell-properties fo:padding="0.0382in" fo:border-left="0.05pt solid #000000" fo:border-right="none" fo:border-top="none" fo:border-bottom="0.05pt solid #000000"/>
    </style:style>
    <style:style style:name="EarnedValueRules.B5" style:family="table-cell">
      <style:table-cell-properties fo:padding="0.0382in" fo:border-left="0.05pt solid #000000" fo:border-right="none" fo:border-top="none" fo:border-bottom="0.05pt solid #000000"/>
    </style:style>
    <style:style style:name="EarnedValueRules.C5" style:family="table-cell">
      <style:table-cell-properties fo:padding="0.0382in" fo:border-left="0.05pt solid #000000" fo:border-right="none" fo:border-top="none" fo:border-bottom="0.05pt solid #000000"/>
    </style:style>
    <style:style style:name="EarnedValueRules.D5" style:family="table-cell">
      <style:table-cell-properties fo:padding="0.0382in" fo:border-left="0.05pt solid #000000" fo:border-right="none" fo:border-top="none" fo:border-bottom="0.05pt solid #000000"/>
    </style:style>
    <style:style style:name="EarnedValueRules.E5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6" style:family="table-cell">
      <style:table-cell-properties fo:padding="0.0382in" fo:border-left="0.05pt solid #000000" fo:border-right="none" fo:border-top="none" fo:border-bottom="0.05pt solid #000000"/>
    </style:style>
    <style:style style:name="EarnedValueRules.B6" style:family="table-cell">
      <style:table-cell-properties fo:padding="0.0382in" fo:border-left="0.05pt solid #000000" fo:border-right="none" fo:border-top="none" fo:border-bottom="0.05pt solid #000000"/>
    </style:style>
    <style:style style:name="EarnedValueRules.C6" style:family="table-cell">
      <style:table-cell-properties fo:padding="0.0382in" fo:border-left="0.05pt solid #000000" fo:border-right="none" fo:border-top="none" fo:border-bottom="0.05pt solid #000000"/>
    </style:style>
    <style:style style:name="EarnedValueRules.D6" style:family="table-cell">
      <style:table-cell-properties fo:padding="0.0382in" fo:border-left="0.05pt solid #000000" fo:border-right="none" fo:border-top="none" fo:border-bottom="0.05pt solid #000000"/>
    </style:style>
    <style:style style:name="EarnedValueRules.E6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7" style:family="table-cell">
      <style:table-cell-properties fo:padding="0.0382in" fo:border-left="0.05pt solid #000000" fo:border-right="none" fo:border-top="none" fo:border-bottom="0.05pt solid #000000"/>
    </style:style>
    <style:style style:name="EarnedValueRules.B7" style:family="table-cell">
      <style:table-cell-properties fo:padding="0.0382in" fo:border-left="0.05pt solid #000000" fo:border-right="none" fo:border-top="none" fo:border-bottom="0.05pt solid #000000"/>
    </style:style>
    <style:style style:name="EarnedValueRules.C7" style:family="table-cell">
      <style:table-cell-properties fo:padding="0.0382in" fo:border-left="0.05pt solid #000000" fo:border-right="none" fo:border-top="none" fo:border-bottom="0.05pt solid #000000"/>
    </style:style>
    <style:style style:name="EarnedValueRules.D7" style:family="table-cell">
      <style:table-cell-properties fo:padding="0.0382in" fo:border-left="0.05pt solid #000000" fo:border-right="none" fo:border-top="none" fo:border-bottom="0.05pt solid #000000"/>
    </style:style>
    <style:style style:name="EarnedValueRules.E7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8" style:family="table-cell">
      <style:table-cell-properties fo:padding="0.0382in" fo:border-left="0.05pt solid #000000" fo:border-right="none" fo:border-top="none" fo:border-bottom="0.05pt solid #000000"/>
    </style:style>
    <style:style style:name="EarnedValueRules.B8" style:family="table-cell">
      <style:table-cell-properties fo:padding="0.0382in" fo:border-left="0.05pt solid #000000" fo:border-right="none" fo:border-top="none" fo:border-bottom="0.05pt solid #000000"/>
    </style:style>
    <style:style style:name="EarnedValueRules.C8" style:family="table-cell">
      <style:table-cell-properties fo:padding="0.0382in" fo:border-left="0.05pt solid #000000" fo:border-right="none" fo:border-top="none" fo:border-bottom="0.05pt solid #000000"/>
    </style:style>
    <style:style style:name="EarnedValueRules.D8" style:family="table-cell">
      <style:table-cell-properties fo:padding="0.0382in" fo:border-left="0.05pt solid #000000" fo:border-right="none" fo:border-top="none" fo:border-bottom="0.05pt solid #000000"/>
    </style:style>
    <style:style style:name="EarnedValueRules.E8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9" style:family="table-cell">
      <style:table-cell-properties fo:padding="0.0382in" fo:border-left="0.05pt solid #000000" fo:border-right="none" fo:border-top="none" fo:border-bottom="0.05pt solid #000000"/>
    </style:style>
    <style:style style:name="EarnedValueRules.B9" style:family="table-cell">
      <style:table-cell-properties fo:padding="0.0382in" fo:border-left="0.05pt solid #000000" fo:border-right="none" fo:border-top="none" fo:border-bottom="0.05pt solid #000000"/>
    </style:style>
    <style:style style:name="EarnedValueRules.C9" style:family="table-cell">
      <style:table-cell-properties fo:padding="0.0382in" fo:border-left="0.05pt solid #000000" fo:border-right="none" fo:border-top="none" fo:border-bottom="0.05pt solid #000000"/>
    </style:style>
    <style:style style:name="EarnedValueRules.D9" style:family="table-cell">
      <style:table-cell-properties fo:padding="0.0382in" fo:border-left="0.05pt solid #000000" fo:border-right="none" fo:border-top="none" fo:border-bottom="0.05pt solid #000000"/>
    </style:style>
    <style:style style:name="EarnedValueRules.E9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0" style:family="table-cell">
      <style:table-cell-properties fo:padding="0.0382in" fo:border-left="0.05pt solid #000000" fo:border-right="none" fo:border-top="none" fo:border-bottom="0.05pt solid #000000"/>
    </style:style>
    <style:style style:name="EarnedValueRules.B10" style:family="table-cell">
      <style:table-cell-properties fo:padding="0.0382in" fo:border-left="0.05pt solid #000000" fo:border-right="none" fo:border-top="none" fo:border-bottom="0.05pt solid #000000"/>
    </style:style>
    <style:style style:name="EarnedValueRules.C10" style:family="table-cell">
      <style:table-cell-properties fo:padding="0.0382in" fo:border-left="0.05pt solid #000000" fo:border-right="none" fo:border-top="none" fo:border-bottom="0.05pt solid #000000"/>
    </style:style>
    <style:style style:name="EarnedValueRules.D10" style:family="table-cell">
      <style:table-cell-properties fo:padding="0.0382in" fo:border-left="0.05pt solid #000000" fo:border-right="none" fo:border-top="none" fo:border-bottom="0.05pt solid #000000"/>
    </style:style>
    <style:style style:name="EarnedValueRules.E10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1" style:family="table-cell">
      <style:table-cell-properties fo:padding="0.0382in" fo:border-left="0.05pt solid #000000" fo:border-right="none" fo:border-top="none" fo:border-bottom="0.05pt solid #000000"/>
    </style:style>
    <style:style style:name="EarnedValueRules.B11" style:family="table-cell">
      <style:table-cell-properties fo:padding="0.0382in" fo:border-left="0.05pt solid #000000" fo:border-right="none" fo:border-top="none" fo:border-bottom="0.05pt solid #000000"/>
    </style:style>
    <style:style style:name="EarnedValueRules.C11" style:family="table-cell">
      <style:table-cell-properties fo:padding="0.0382in" fo:border-left="0.05pt solid #000000" fo:border-right="none" fo:border-top="none" fo:border-bottom="0.05pt solid #000000"/>
    </style:style>
    <style:style style:name="EarnedValueRules.D11" style:family="table-cell">
      <style:table-cell-properties fo:padding="0.0382in" fo:border-left="0.05pt solid #000000" fo:border-right="none" fo:border-top="none" fo:border-bottom="0.05pt solid #000000"/>
    </style:style>
    <style:style style:name="EarnedValueRules.E11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2" style:family="table-cell">
      <style:table-cell-properties fo:padding="0.0382in" fo:border-left="0.05pt solid #000000" fo:border-right="none" fo:border-top="none" fo:border-bottom="0.05pt solid #000000"/>
    </style:style>
    <style:style style:name="EarnedValueRules.B12" style:family="table-cell">
      <style:table-cell-properties fo:padding="0.0382in" fo:border-left="0.05pt solid #000000" fo:border-right="none" fo:border-top="none" fo:border-bottom="0.05pt solid #000000"/>
    </style:style>
    <style:style style:name="EarnedValueRules.C12" style:family="table-cell">
      <style:table-cell-properties fo:padding="0.0382in" fo:border-left="0.05pt solid #000000" fo:border-right="none" fo:border-top="none" fo:border-bottom="0.05pt solid #000000"/>
    </style:style>
    <style:style style:name="EarnedValueRules.D12" style:family="table-cell">
      <style:table-cell-properties fo:padding="0.0382in" fo:border-left="0.05pt solid #000000" fo:border-right="none" fo:border-top="none" fo:border-bottom="0.05pt solid #000000"/>
    </style:style>
    <style:style style:name="EarnedValueRules.E1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3" style:family="table-cell">
      <style:table-cell-properties fo:padding="0.0382in" fo:border-left="0.05pt solid #000000" fo:border-right="none" fo:border-top="none" fo:border-bottom="0.05pt solid #000000"/>
    </style:style>
    <style:style style:name="EarnedValueRules.B13" style:family="table-cell">
      <style:table-cell-properties fo:padding="0.0382in" fo:border-left="0.05pt solid #000000" fo:border-right="none" fo:border-top="none" fo:border-bottom="0.05pt solid #000000"/>
    </style:style>
    <style:style style:name="EarnedValueRules.C13" style:family="table-cell">
      <style:table-cell-properties fo:padding="0.0382in" fo:border-left="0.05pt solid #000000" fo:border-right="none" fo:border-top="none" fo:border-bottom="0.05pt solid #000000"/>
    </style:style>
    <style:style style:name="EarnedValueRules.D13" style:family="table-cell">
      <style:table-cell-properties fo:padding="0.0382in" fo:border-left="0.05pt solid #000000" fo:border-right="none" fo:border-top="none" fo:border-bottom="0.05pt solid #000000"/>
    </style:style>
    <style:style style:name="EarnedValueRules.E1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4" style:family="table-cell">
      <style:table-cell-properties fo:padding="0.0382in" fo:border-left="0.05pt solid #000000" fo:border-right="none" fo:border-top="none" fo:border-bottom="0.05pt solid #000000"/>
    </style:style>
    <style:style style:name="EarnedValueRules.B14" style:family="table-cell">
      <style:table-cell-properties fo:padding="0.0382in" fo:border-left="0.05pt solid #000000" fo:border-right="none" fo:border-top="none" fo:border-bottom="0.05pt solid #000000"/>
    </style:style>
    <style:style style:name="EarnedValueRules.C14" style:family="table-cell">
      <style:table-cell-properties fo:padding="0.0382in" fo:border-left="0.05pt solid #000000" fo:border-right="none" fo:border-top="none" fo:border-bottom="0.05pt solid #000000"/>
    </style:style>
    <style:style style:name="EarnedValueRules.D14" style:family="table-cell">
      <style:table-cell-properties fo:padding="0.0382in" fo:border-left="0.05pt solid #000000" fo:border-right="none" fo:border-top="none" fo:border-bottom="0.05pt solid #000000"/>
    </style:style>
    <style:style style:name="EarnedValueRules.E1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5" style:family="table-cell">
      <style:table-cell-properties fo:padding="0.0382in" fo:border-left="0.05pt solid #000000" fo:border-right="none" fo:border-top="none" fo:border-bottom="0.05pt solid #000000"/>
    </style:style>
    <style:style style:name="EarnedValueRules.B15" style:family="table-cell">
      <style:table-cell-properties fo:padding="0.0382in" fo:border-left="0.05pt solid #000000" fo:border-right="none" fo:border-top="none" fo:border-bottom="0.05pt solid #000000"/>
    </style:style>
    <style:style style:name="EarnedValueRules.C15" style:family="table-cell">
      <style:table-cell-properties fo:padding="0.0382in" fo:border-left="0.05pt solid #000000" fo:border-right="none" fo:border-top="none" fo:border-bottom="0.05pt solid #000000"/>
    </style:style>
    <style:style style:name="EarnedValueRules.D15" style:family="table-cell">
      <style:table-cell-properties fo:padding="0.0382in" fo:border-left="0.05pt solid #000000" fo:border-right="none" fo:border-top="none" fo:border-bottom="0.05pt solid #000000"/>
    </style:style>
    <style:style style:name="EarnedValueRules.E1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" style:family="table">
      <style:table-properties style:width="6.925in" table:align="margins"/>
    </style:style>
    <style:style style:name="BusinessEntities.A" style:family="table-column">
      <style:table-column-properties style:column-width="2.0625in" style:rel-column-width="19518*"/>
    </style:style>
    <style:style style:name="BusinessEntities.B" style:family="table-column">
      <style:table-column-properties style:column-width="4.8625in" style:rel-column-width="46017*"/>
    </style:style>
    <style:style style:name="BusinessEntiti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BusinessEntities.B1" style:family="table-cell">
      <style:table-cell-properties fo:background-color="#eeeeee" fo:padding="0.0382in" fo:border="0.05pt solid #000000">
        <style:background-image/>
      </style:table-cell-properties>
    </style:style>
    <style:style style:name="BusinessEntities.A2" style:family="table-cell">
      <style:table-cell-properties fo:padding="0.0382in" fo:border-left="0.05pt solid #000000" fo:border-right="none" fo:border-top="none" fo:border-bottom="0.05pt solid #000000"/>
    </style:style>
    <style:style style:name="BusinessEntities.B2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3" style:family="table-cell">
      <style:table-cell-properties fo:padding="0.0382in" fo:border-left="0.05pt solid #000000" fo:border-right="none" fo:border-top="none" fo:border-bottom="0.05pt solid #000000"/>
    </style:style>
    <style:style style:name="BusinessEntities.B3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4" style:family="table-cell">
      <style:table-cell-properties fo:padding="0.0382in" fo:border-left="0.05pt solid #000000" fo:border-right="none" fo:border-top="none" fo:border-bottom="0.05pt solid #000000"/>
    </style:style>
    <style:style style:name="BusinessEntities.B4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5" style:family="table-cell">
      <style:table-cell-properties fo:padding="0.0382in" fo:border-left="0.05pt solid #000000" fo:border-right="none" fo:border-top="none" fo:border-bottom="0.05pt solid #000000"/>
    </style:style>
    <style:style style:name="BusinessEntities.B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6" style:family="table-cell">
      <style:table-cell-properties fo:padding="0.0382in" fo:border-left="0.05pt solid #000000" fo:border-right="none" fo:border-top="none" fo:border-bottom="0.05pt solid #000000"/>
    </style:style>
    <style:style style:name="BusinessEntities.B6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7" style:family="table-cell">
      <style:table-cell-properties fo:padding="0.0382in" fo:border-left="0.05pt solid #000000" fo:border-right="none" fo:border-top="none" fo:border-bottom="0.05pt solid #000000"/>
    </style:style>
    <style:style style:name="BusinessEntities.B7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8" style:family="table-cell">
      <style:table-cell-properties fo:padding="0.0382in" fo:border-left="0.05pt solid #000000" fo:border-right="none" fo:border-top="none" fo:border-bottom="0.05pt solid #000000"/>
    </style:style>
    <style:style style:name="BusinessEntities.B8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9" style:family="table-cell">
      <style:table-cell-properties fo:padding="0.0382in" fo:border-left="0.05pt solid #000000" fo:border-right="none" fo:border-top="none" fo:border-bottom="0.05pt solid #000000"/>
    </style:style>
    <style:style style:name="BusinessEntities.B9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0" style:family="table-cell">
      <style:table-cell-properties fo:padding="0.0382in" fo:border-left="0.05pt solid #000000" fo:border-right="none" fo:border-top="none" fo:border-bottom="0.05pt solid #000000"/>
    </style:style>
    <style:style style:name="BusinessEntities.B10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1" style:family="table-cell">
      <style:table-cell-properties fo:padding="0.0382in" fo:border-left="0.05pt solid #000000" fo:border-right="none" fo:border-top="none" fo:border-bottom="0.05pt solid #000000"/>
    </style:style>
    <style:style style:name="BusinessEntities.B11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2" style:family="table-cell">
      <style:table-cell-properties fo:padding="0.0382in" fo:border-left="0.05pt solid #000000" fo:border-right="none" fo:border-top="none" fo:border-bottom="0.05pt solid #000000"/>
    </style:style>
    <style:style style:name="BusinessEntities.B12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3" style:family="table-cell">
      <style:table-cell-properties fo:padding="0.0382in" fo:border-left="0.05pt solid #000000" fo:border-right="none" fo:border-top="none" fo:border-bottom="0.05pt solid #000000"/>
    </style:style>
    <style:style style:name="BusinessEntities.B13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4" style:family="table-cell">
      <style:table-cell-properties fo:padding="0.0382in" fo:border-left="0.05pt solid #000000" fo:border-right="none" fo:border-top="none" fo:border-bottom="0.05pt solid #000000"/>
    </style:style>
    <style:style style:name="BusinessEntities.B14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5" style:family="table-cell">
      <style:table-cell-properties fo:padding="0.0382in" fo:border-left="0.05pt solid #000000" fo:border-right="none" fo:border-top="none" fo:border-bottom="0.05pt solid #000000"/>
    </style:style>
    <style:style style:name="BusinessEntities.B1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6" style:family="table-cell">
      <style:table-cell-properties fo:padding="0.0382in" fo:border-left="0.05pt solid #000000" fo:border-right="none" fo:border-top="none" fo:border-bottom="0.05pt solid #000000"/>
    </style:style>
    <style:style style:name="BusinessEntities.B16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7" style:family="table-cell">
      <style:table-cell-properties fo:padding="0.0382in" fo:border-left="0.05pt solid #000000" fo:border-right="none" fo:border-top="none" fo:border-bottom="0.05pt solid #000000"/>
    </style:style>
    <style:style style:name="BusinessEntities.B17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8" style:family="table-cell">
      <style:table-cell-properties fo:padding="0.0382in" fo:border-left="0.05pt solid #000000" fo:border-right="none" fo:border-top="none" fo:border-bottom="0.05pt solid #000000"/>
    </style:style>
    <style:style style:name="BusinessEntities.B18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9" style:family="table-cell">
      <style:table-cell-properties fo:padding="0.0382in" fo:border-left="0.05pt solid #000000" fo:border-right="none" fo:border-top="none" fo:border-bottom="0.05pt solid #000000"/>
    </style:style>
    <style:style style:name="BusinessEntities.B19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0" style:family="table-cell">
      <style:table-cell-properties fo:padding="0.0382in" fo:border-left="0.05pt solid #000000" fo:border-right="none" fo:border-top="none" fo:border-bottom="0.05pt solid #000000"/>
    </style:style>
    <style:style style:name="BusinessEntities.B20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1" style:family="table-cell">
      <style:table-cell-properties fo:padding="0.0382in" fo:border-left="0.05pt solid #000000" fo:border-right="none" fo:border-top="none" fo:border-bottom="0.05pt solid #000000"/>
    </style:style>
    <style:style style:name="BusinessEntities.B21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2" style:family="table-cell">
      <style:table-cell-properties fo:padding="0.0382in" fo:border-left="0.05pt solid #000000" fo:border-right="none" fo:border-top="none" fo:border-bottom="0.05pt solid #000000"/>
    </style:style>
    <style:style style:name="BusinessEntities.B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officeooo:rsid="001d7a05" officeooo:paragraph-rsid="001d7a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venir Next3" fo:font-style="italic" fo:font-weight="normal" officeooo:rsid="001732e6" officeooo:paragraph-rsid="001732e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paragraph-rsid="000cdfc3"/>
    </style:style>
    <style:style style:name="P13" style:family="paragraph" style:parent-style-name="Table_20_Contents">
      <style:text-properties style:font-name="Avenir Next3"/>
    </style:style>
    <style:style style:name="P14" style:family="paragraph" style:parent-style-name="Table_20_Contents">
      <style:text-properties style:font-name="Avenir Next3" fo:font-size="12pt" style:font-size-asian="12pt" style:font-size-complex="12pt"/>
    </style:style>
    <style:style style:name="P15" style:family="paragraph" style:parent-style-name="Table_20_Contents">
      <style:text-properties style:font-name="Avenir Next3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Avenir Next3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able_20_Contents">
      <style:text-properties style:font-name="Avenir Next3" fo:font-weight="bold" style:font-weight-asian="bold" style:font-weight-complex="bold"/>
    </style:style>
    <style:style style:name="P18" style:family="paragraph" style:parent-style-name="Table_20_Contents">
      <style:text-properties style:font-name="Avenir Next3" style:text-underline-style="solid" style:text-underline-width="auto" style:text-underline-color="font-color"/>
    </style:style>
    <style:style style:name="P19" style:family="paragraph" style:parent-style-name="Table_20_Contents">
      <style:paragraph-properties fo:hyphenation-ladder-count="no-limit"/>
      <style:text-properties style:font-name="Avenir Next3" fo:hyphenate="true" fo:hyphenation-remain-char-count="2" fo:hyphenation-push-char-count="2"/>
    </style:style>
    <style:style style:name="P20" style:family="paragraph" style:parent-style-name="Table_20_Contents">
      <style:paragraph-properties fo:hyphenation-ladder-count="no-limit"/>
      <style:text-properties style:font-name="Avenir Next3" style:text-underline-style="none" fo:hyphenate="true" fo:hyphenation-remain-char-count="2" fo:hyphenation-push-char-count="2"/>
    </style:style>
    <style:style style:name="P21" style:family="paragraph" style:parent-style-name="Table_20_Contents">
      <style:text-properties style:font-name="Avenir Next3" officeooo:rsid="00175e31" officeooo:paragraph-rsid="000cdfc3"/>
    </style:style>
    <style:style style:name="P22" style:family="paragraph" style:parent-style-name="Table_20_Contents">
      <style:text-properties style:font-name="Avenir Next3" officeooo:paragraph-rsid="000cdfc3"/>
    </style:style>
    <style:style style:name="P23" style:family="paragraph" style:parent-style-name="Table_20_Heading">
      <style:text-properties style:font-name="Avenir Next3" officeooo:rsid="00175e31" officeooo:paragraph-rsid="000cdfc3"/>
    </style:style>
    <style:style style:name="P24" style:family="paragraph" style:parent-style-name="Text_20_body">
      <style:text-properties style:font-name="Garamond" fo:font-size="28pt"/>
    </style:style>
    <style:style style:name="P2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5adc1" officeooo:paragraph-rsid="0015adc1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d4f2" officeooo:paragraph-rsid="000cdfc3"/>
    </style:style>
    <style:style style:name="P2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fo:font-style="normal" style:text-underline-style="none" officeooo:paragraph-rsid="000cdfc3" style:font-style-asian="normal" style:font-style-complex="normal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35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36" style:family="paragraph" style:parent-style-name="Standard" style:master-page-name="First_20_Page">
      <style:paragraph-properties style:page-number="auto"/>
      <style:text-properties style:font-name="Avenir Next3"/>
    </style:style>
    <style:style style:name="P37" style:family="paragraph" style:parent-style-name="Text_20_body">
      <style:text-properties officeooo:paragraph-rsid="002030bf"/>
    </style:style>
    <style:style style:name="P3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030bf" officeooo:paragraph-rsid="002030b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style:font-name="Avenir Next3" fo:font-size="12pt" style:text-underline-style="none" fo:font-weight="normal" officeooo:rsid="00222227" officeooo:paragraph-rsid="00222227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officeooo:paragraph-rsid="000cdfc3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officeooo:paragraph-rsid="002030bf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officeooo:rsid="002030bf" officeooo:paragraph-rsid="002030bf"/>
    </style:style>
    <style:style style:name="P43" style:family="paragraph" style:parent-style-name="Heading_20_2">
      <style:text-properties officeooo:paragraph-rsid="000cdfc3"/>
    </style:style>
    <style:style style:name="P44" style:family="paragraph" style:parent-style-name="Heading_20_2">
      <style:text-properties officeooo:rsid="00102887" officeooo:paragraph-rsid="000cdfc3"/>
    </style:style>
    <style:style style:name="P45" style:family="paragraph" style:parent-style-name="Heading_20_2">
      <style:text-properties officeooo:rsid="00102887" officeooo:paragraph-rsid="002030bf"/>
    </style:style>
    <style:style style:name="P46" style:family="paragraph" style:parent-style-name="Heading_20_2">
      <style:text-properties style:font-name="Avenir Next3" fo:font-size="14pt" style:text-underline-style="none" fo:font-weight="bold" officeooo:rsid="00102887" officeooo:paragraph-rsid="00102887" style:font-size-asian="14pt" style:font-weight-asian="bold" style:font-size-complex="14pt" style:font-weight-complex="bold"/>
    </style:style>
    <style:style style:name="P47" style:family="paragraph" style:parent-style-name="Heading_20_2" style:list-style-name="">
      <style:paragraph-properties fo:hyphenation-ladder-count="no-limit"/>
      <style:text-properties fo:hyphenate="true" fo:hyphenation-remain-char-count="2" fo:hyphenation-push-char-count="2"/>
    </style:style>
    <style:style style:name="P48" style:family="paragraph" style:parent-style-name="Heading_20_2">
      <style:text-properties officeooo:rsid="002030bf" officeooo:paragraph-rsid="002030bf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Heading_20_1">
      <style:text-properties style:font-name="Avenir Next3" fo:font-weight="bold" officeooo:paragraph-rsid="000cdfc3" style:font-weight-asian="bold" style:font-weight-complex="bold"/>
    </style:style>
    <style:style style:name="P53" style:family="paragraph" style:parent-style-name="Heading_20_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4" style:family="paragraph" style:parent-style-name="Heading_20_1">
      <style:text-properties officeooo:paragraph-rsid="000cdfc3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00cdfc3"/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text-position="super 58%" fo:font-weight="normal" officeooo:rsid="00175e31" style:font-weight-asian="normal" style:font-weight-complex="normal"/>
    </style:style>
    <style:style style:name="T2" style:family="text">
      <style:text-properties style:text-position="super 58%" fo:font-weight="normal" officeooo:rsid="001d7a05" style:font-weight-asian="normal" style:font-weight-complex="normal"/>
    </style:style>
    <style:style style:name="T3" style:family="text">
      <style:text-properties style:text-position="super 58%" fo:font-weight="bold" officeooo:rsid="001d7a05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5e31" style:font-weight-asian="normal" style:font-weight-complex="normal"/>
    </style:style>
    <style:style style:name="T7" style:family="text">
      <style:text-properties fo:font-weight="normal" officeooo:rsid="001d7a05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adc1" style:font-weight-asian="bold" style:font-weight-complex="bold"/>
    </style:style>
    <style:style style:name="T10" style:family="text">
      <style:text-properties fo:font-weight="bold" officeooo:rsid="001d7a05" style:font-weight-asian="bold" style:font-weight-complex="bold"/>
    </style:style>
    <style:style style:name="T11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Avenir Next3" fo:font-size="12pt" style:text-underline-style="none" fo:font-weight="normal" officeooo:rsid="00102887" style:font-size-asian="12pt" style:font-weight-asian="normal" style:font-size-complex="12pt" style:font-weight-complex="normal"/>
    </style:style>
    <style:style style:name="T13" style:family="text">
      <style:text-properties style:font-name="Avenir Next3" fo:font-size="12pt" style:text-underline-style="none" fo:font-weight="normal" officeooo:rsid="002030bf" style:font-size-asian="12pt" style:font-weight-asian="normal" style:font-size-complex="12pt" style:font-weight-complex="normal"/>
    </style:style>
    <style:style style:name="T14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sub 58%"/>
    </style:style>
    <style:style style:name="T21" style:family="text">
      <style:text-properties officeooo:rsid="00175e31"/>
    </style:style>
    <style:style style:name="T22" style:family="text">
      <style:text-properties style:font-name="Avenir Next4" officeooo:rsid="0017d4f2"/>
    </style:style>
    <style:style style:name="T23" style:family="text">
      <style:text-properties officeooo:rsid="001d7a05"/>
    </style:style>
    <style:style style:name="T24" style:family="text">
      <style:text-properties officeooo:rsid="002030bf"/>
    </style:style>
    <style:style style:name="T25" style:family="text">
      <style:text-properties officeooo:rsid="0022222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 Page">
        <text:p text:style-name="P36"/>
        <text:p text:style-name="P2"/>
        <text:p text:style-name="P9"/>
        <text:p text:style-name="P9"/>
        <text:p text:style-name="P10">COMP 354: INTRODUCTION TO SOFTWARE <text:line-break/>ENGINEERING</text:p>
        <text:p text:style-name="P4"/>
        <text:p text:style-name="P4">PROJECT MANAGEMENT APPLICATION</text:p>
        <text:p text:style-name="P6">TEST DESIGN DOCUMENTATION</text:p>
        <text:p text:style-name="P5"/>
        <text:p text:style-name="P5"/>
        <text:p text:style-name="P5"/>
        <text:p text:style-name="P5">Team B</text:p>
        <text:p text:style-name="P5"/>
        <text:p text:style-name="P7">Alex Huot</text:p>
        <text:p text:style-name="P7">Dmitri Novikov</text:p>
        <text:p text:style-name="P7">David Gurnsey</text:p>
        <text:p text:style-name="P7">Jun Hui Chen</text:p>
        <text:p text:style-name="P7">Philip Eloy</text:p>
        <text:p text:style-name="P7">Robert Wolfstein</text:p>
        <text:p text:style-name="P7">Nicholas Francoeur</text:p>
        <text:p text:style-name="P7">Mehdi Jamal Mokhtar</text:p>
        <text:p text:style-name="P7">Nivine Shebarou</text:p>
        <text:p text:style-name="P7">Lee Kelly </text:p>
        <text:p text:style-name="P7">Steven Di Lullo</text:p>
        <text:p text:style-name="P2"/>
        <text:p text:style-name="P2"/>
        <text:p text:style-name="P2"/>
        <text:p text:style-name="P2"/>
        <text:p text:style-name="P3"><text:span text:style-name="T9">Tuesday</text:span><text:span text:style-name="T8">, </text:span><text:span text:style-name="T10">August</text:span><text:span text:style-name="T8"> </text:span><text:span text:style-name="T10">26</text:span><text:span text:style-name="T3">th </text:span><text:span text:style-name="T4">, 2014</text:span></text:p>
      </text:section>
      <text:section text:style-name="Sect1" text:name="Revision History">
        <text:p text:style-name="P8"/>
        <text:h text:style-name="P55" text:outline-level="1"/>
        <text:h text:style-name="Heading_20_1" text:outline-level="1"/>
        <text:h text:style-name="Heading_20_1" text:outline-level="1"/>
        <text:h text:style-name="P52" text:outline-level="1">Revision History:</text:h>
        <text:p text:style-name="P35"><text:tab/></text:p>
        <text:p text:style-name="P33"><text:tab/>Date Created:<text:tab/><text:tab/><text:tab/><text:span text:style-name="T7">Aug 17</text:span><text:span text:style-name="T1">th</text:span><text:span text:style-name="T5">, 2014</text:span></text:p>
        <text:p text:style-name="P30"/>
        <text:p text:style-name="P33"><text:tab/>Most Recent Update:<text:tab/><text:tab/><text:span text:style-name="T7">Aug</text:span><text:span text:style-name="T6"> 2</text:span><text:span text:style-name="T7">6</text:span><text:span text:style-name="T2">th</text:span><text:span text:style-name="T5">, 2014</text:span></text:p>
        <text:p text:style-name="P32"/>
        <text:p text:style-name="P33"><text:tab/>Previous Updates:<text:span text:style-name="T5"><text:tab/><text:tab/></text:span></text:p>
        <text:p text:style-name="P34"/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23">Revision Date</text:p>
              </table:table-cell>
              <table:table-cell table:style-name="RevisionHistory.A1" office:value-type="string">
                <text:p text:style-name="P23">Contributor</text:p>
              </table:table-cell>
              <table:table-cell table:style-name="RevisionHistory.C1" office:value-type="string">
                <text:p text:style-name="P23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21">Fill in random date</text:p>
            </table:table-cell>
            <table:table-cell table:style-name="RevisionHistory.A2" office:value-type="string">
              <text:p text:style-name="P21">Fill in some dude's name</text:p>
            </table:table-cell>
            <table:table-cell table:style-name="RevisionHistory.C2" office:value-type="string">
              <text:p text:style-name="P21">Make up some believable riff raff</text:p>
            </table:table-cell>
          </table:table-row>
          <table:table-row>
            <table:table-cell table:style-name="RevisionHistory.A2" office:value-type="string">
              <text:p text:style-name="P22"/>
            </table:table-cell>
            <table:table-cell table:style-name="RevisionHistory.A2" office:value-type="string">
              <text:p text:style-name="P22"/>
            </table:table-cell>
            <table:table-cell table:style-name="RevisionHistory.C2" office:value-type="string">
              <text:p text:style-name="P22"/>
            </table:table-cell>
          </table:table-row>
          <table:table-row>
            <table:table-cell table:style-name="RevisionHistory.A2" office:value-type="string">
              <text:p text:style-name="P22"/>
            </table:table-cell>
            <table:table-cell table:style-name="RevisionHistory.A2" office:value-type="string">
              <text:p text:style-name="P22"/>
            </table:table-cell>
            <table:table-cell table:style-name="RevisionHistory.C2" office:value-type="string">
              <text:p text:style-name="P22"/>
            </table:table-cell>
          </table:table-row>
          <table:table-row>
            <table:table-cell table:style-name="RevisionHistory.A2" office:value-type="string">
              <text:p text:style-name="P22"/>
            </table:table-cell>
            <table:table-cell table:style-name="RevisionHistory.A2" office:value-type="string">
              <text:p text:style-name="P22"/>
            </table:table-cell>
            <table:table-cell table:style-name="RevisionHistory.C2" office:value-type="string">
              <text:p text:style-name="P22"/>
            </table:table-cell>
          </table:table-row>
          <table:table-row>
            <table:table-cell table:style-name="RevisionHistory.A2" office:value-type="string">
              <text:p text:style-name="P22"/>
            </table:table-cell>
            <table:table-cell table:style-name="RevisionHistory.A2" office:value-type="string">
              <text:p text:style-name="P22"/>
            </table:table-cell>
            <table:table-cell table:style-name="RevisionHistory.C2" office:value-type="string">
              <text:p text:style-name="P22"/>
            </table:table-cell>
          </table:table-row>
          <table:table-row>
            <table:table-cell table:style-name="RevisionHistory.A2" office:value-type="string">
              <text:p text:style-name="P22"/>
            </table:table-cell>
            <table:table-cell table:style-name="RevisionHistory.A2" office:value-type="string">
              <text:p text:style-name="P22"/>
            </table:table-cell>
            <table:table-cell table:style-name="RevisionHistory.C2" office:value-type="string">
              <text:p text:style-name="P22"/>
            </table:table-cell>
          </table:table-row>
        </table:table>
        <text:p text:style-name="P31"/>
        <text:p text:style-name="P8"/>
      </text:section>
      <text:section text:style-name="Sect1" text:name="Table of Contents"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Standard"/>
            </text:index-source-styles>
          </text:table-of-content-source>
          <text:index-body>
            <text:index-title text:style-name="Sect1" text:name="Table of Contents1_Head">
              <text:p text:style-name="P50">Table of Contents</text:p>
            </text:index-title>
            <text:p text:style-name="P51">Revision History:<text:tab/>2</text:p>
            <text:p text:style-name="P51">Document Description:<text:tab/>4</text:p>
            <text:p text:style-name="P57">Introduction:<text:tab/>4</text:p>
            <text:p text:style-name="P57">A note on selected functions:<text:tab/>4</text:p>
            <text:p text:style-name="P57">Section 1 –<text:tab/>4</text:p>
            <text:p text:style-name="P57">Appendix A<text:tab/>4</text:p>
            <text:p text:style-name="P51">References:<text:tab/>6</text:p>
            <text:p text:style-name="P51">Appendix<text:tab/>7</text:p>
            <text:p text:style-name="P57">Business Rules:<text:tab/>8</text:p>
            <text:p text:style-name="P58">PERT Analysis Rules:<text:tab/>8</text:p>
            <text:p text:style-name="P58">Earned Value Analysis Rules :<text:tab/>11</text:p>
            <text:p text:style-name="P51">Glossary:<text:tab/>13</text:p>
            <text:p text:style-name="P57">Business Entities:<text:tab/>13</text:p>
          </text:index-body>
        </text:table-of-content>
        <text:h text:style-name="P53" text:outline-level="1"/>
      </text:section>
      <text:section text:style-name="Sect1" text:name="Project Description">
        <text:p text:style-name="P8"/>
        <text:h text:style-name="P56" text:outline-level="1"><text:span text:style-name="T21">Document Description</text:span>:</text:h>
        <text:h text:style-name="P43" text:outline-level="2">Introduction:</text:h>
        <text:p text:style-name="P28"><text:span text:style-name="T11">This document provides </text:span><text:span text:style-name="T12">design documentation for Team B's </text:span><text:span text:style-name="T13">third</text:span><text:span text:style-name="T12"> iteration deliverable. </text:span><text:span text:style-name="T13">The chosen functions to test, justification for said choices, and all test-design is provided here. The test implementations are included in a serperate package in the final source code submission.</text:span></text:p>
        <text:p text:style-name="P25"/>
        <text:h text:style-name="P43" text:outline-level="2"><text:span text:style-name="T23">A note on selected functions</text:span>:</text:h>
        <text:p text:style-name="P38">The requirements for this iteration's testing were to select 5 functions suitable for both white-box and black-box testing. Unfortunately, without important changes to the logic of our code, we had no such functions to test. Those suitable for black-box had very simple decision logic, and those suitable for white-box seldom took more than 1 parameter with a specifiable range. For this reason, we opted to perform white-box and black-box tests on a different set of 5 functions for each. We felt this would better demonstrate our understanding of these testing principles, and offer more interesting results for discussion.</text:p>
        <text:p text:style-name="P25"/>
        <text:h text:style-name="P44" text:outline-level="2">Section 1 – Choice of Functions</text:h>
        <text:p text:style-name="P40"><text:span text:style-name="T24">This section outlines the choice of our 5 black-box and 5 white-box functions.</text:span></text:p>
        <text:p text:style-name="P40"/>
        <text:h text:style-name="P45" text:outline-level="2">Section 2 – Justification and Input Ranges</text:h>
        <text:p text:style-name="P42">Here we provide a short description of each function and the justification for our choices. The input ranges are specified for each. </text:p>
        <text:h text:style-name="P45" text:outline-level="2"><text:soft-page-break/>Section 3 – White Box Testing</text:h>
        <text:p text:style-name="P41"><text:span text:style-name="T24">The Control Flow Graphs (CFGs), cyclomatic-complexity and basis-path coverage calculations for our white-box functions are provided here.</text:span></text:p>
        <text:p text:style-name="P41"/>
        <text:h text:style-name="P45" text:outline-level="2">Section 4 – Black Box Testing</text:h>
        <text:p text:style-name="P42">This section provides the wort-case boundary testing design for our black-box tests. We also provide the CFGs, complexity and basis-path coverages as reference, even though these are not tested using the white-box principle.</text:p>
        <text:p text:style-name="P37"/>
        <text:h text:style-name="P45" text:outline-level="2">Section 5 – Test Headers</text:h>
        <text:p text:style-name="P42">All test headers provided here, specifying the conditions, input and outputs <text:span text:style-name="T25">for each test case. </text:span></text:p>
        <text:p text:style-name="P42"/>
        <text:h text:style-name="P48" text:outline-level="2">Section 6 – Discussion</text:h>
        <text:p text:style-name="P39">The concluding discussion of insights gained from both test-design as well as implementation.</text:p>
        <text:h text:style-name="P46" text:outline-level="2"/>
        <text:p text:style-name="P27"><text:span text:style-name="T11"/></text:p>
        <text:p text:style-name="P29"/>
        <text:section text:style-name="Sect1" text:name="Section1">
          <text:h text:style-name="P54" text:outline-level="1"/>
          <text:p text:style-name="P26"/>
        </text:section>
        <text:section text:style-name="Sect1" text:name="Section2">
          <text:h text:style-name="P56" text:outline-level="1">References:</text:h>
        </text:section>
        <text:p text:style-name="P12"><text:span text:style-name="T15">Daniel Sinnig PhD: </text:span><text:span text:style-name="T14">Lecture Slides, COMP 354</text:span></text:p>
        <text:p text:style-name="P11"/>
      </text:section>
      <text:section text:style-name="Sect1" text:name="Overview">
        <text:h text:style-name="P47" text:outline-level="2"><text:span text:style-name="T22"/></text:h>
      </text:section>
      <text:section text:style-name="Sect1" text:name="Business Rules">
        <text:h text:style-name="P49" text:outline-level="2">Business Rules:</text:h>
        <text:h text:style-name="Heading_20_3" text:outline-level="3">PERT Analysis Rules:</text:h>
        <table:table table:name="PERTRules" table:style-name="PERTRules">
          <table:table-column table:style-name="PERTRules.A"/>
          <table:table-column table:style-name="PERTRules.B"/>
          <table:table-column table:style-name="PERTRules.C"/>
          <table:table-column table:style-name="PERTRules.D"/>
          <table:table-column table:style-name="PERTRules.E"/>
          <table:table-row table:style-name="PERTRules.1">
            <table:table-cell table:style-name="PERTRules.A1" office:value-type="string">
              <text:p text:style-name="P17">Number</text:p>
            </table:table-cell>
            <table:table-cell table:style-name="PERTRules.A1" office:value-type="string">
              <text:p text:style-name="P17">Label</text:p>
            </table:table-cell>
            <table:table-cell table:style-name="PERTRules.A1" office:value-type="string">
              <text:p text:style-name="P17">PERT Analysis Rule</text:p>
            </table:table-cell>
            <table:table-cell table:style-name="PERTRules.A1" office:value-type="string">
              <text:p text:style-name="P17">Calculation</text:p>
            </table:table-cell>
            <table:table-cell table:style-name="PERTRules.E1" office:value-type="string">
              <text:p text:style-name="P17">Notes</text:p>
            </table:table-cell>
          </table:table-row>
          <table:table-row table:style-name="PERTRules.1">
            <table:table-cell table:style-name="PERTRules.A17" office:value-type="string">
              <text:p text:style-name="P18"><text:bookmark-start text:name="ES"/>PR01<text:bookmark-end text:name="ES"/></text:p>
            </table:table-cell>
            <table:table-cell table:style-name="PERTRules.B17" office:value-type="string">
              <text:p text:style-name="P13">ES – Earliest Start</text:p>
            </table:table-cell>
            <table:table-cell table:style-name="PERTRules.C17" office:value-type="string">
              <text:p text:style-name="P19"><text:span text:style-name="T16">The earliest time at which an </text:span><text:span text:style-name="T17">Activity</text:span><text:span text:style-name="T16"> can start given that its preceding </text:span><text:span text:style-name="T17">Activities</text:span><text:span text:style-name="T16"> must finish first.</text:span></text:p>
            </table:table-cell>
            <table:table-cell table:style-name="PERTRules.D17" office:value-type="string">
              <text:p text:style-name="P19"><text:span text:style-name="T16">MAX (Latest Finish) of preceding </text:span><text:span text:style-name="T17">Activities</text:span>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<text:bookmark-start text:name="EF"/>PR02<text:bookmark-end text:name="EF"/></text:p>
            </table:table-cell>
            <table:table-cell table:style-name="PERTRules.B17" office:value-type="string">
              <text:p text:style-name="P13">EF – Earliest Finish</text:p>
            </table:table-cell>
            <table:table-cell table:style-name="PERTRules.C17" office:value-type="string">
              <text:p text:style-name="P19"><text:span text:style-name="T16">The </text:span><text:span text:style-name="T17">Activity's</text:span><text:span text:style-name="T16"> earliest start plus its duration.</text:span></text:p>
            </table:table-cell>
            <table:table-cell table:style-name="PERTRules.D17" office:value-type="string">
              <text:p text:style-name="P20">ES + D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<text:bookmark-start text:name="LF"/>PR03<text:bookmark-end text:name="LF"/></text:p>
            </table:table-cell>
            <table:table-cell table:style-name="PERTRules.B17" office:value-type="string">
              <text:p text:style-name="P13">LF – Latest Finish</text:p>
            </table:table-cell>
            <table:table-cell table:style-name="PERTRules.C17" office:value-type="string">
              <text:p text:style-name="P19">Latest time the <text:span text:style-name="T17">Activity</text:span><text:span text:style-name="T16"> can finish without delaying the entire </text:span><text:span text:style-name="T17">Project</text:span><text:span text:style-name="T16">.</text:span></text:p>
            </table:table-cell>
            <table:table-cell table:style-name="PERTRules.D17" office:value-type="string">
              <text:p text:style-name="P19">Calculated during the backwards pass.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<text:bookmark-start text:name="LS"/>PR04<text:bookmark-end text:name="LS"/></text:p>
            </table:table-cell>
            <table:table-cell table:style-name="PERTRules.B17" office:value-type="string">
              <text:p text:style-name="P13">LS – Latest Start</text:p>
            </table:table-cell>
            <table:table-cell table:style-name="PERTRules.C17" office:value-type="string">
              <text:p text:style-name="P19">Latest finish time minus the duration.</text:p>
            </table:table-cell>
            <table:table-cell table:style-name="PERTRules.D17" office:value-type="string">
              <text:p text:style-name="P19">LF - D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<text:bookmark-start text:name="D"/>PR05<text:bookmark-end text:name="D"/></text:p>
            </table:table-cell>
            <table:table-cell table:style-name="PERTRules.B17" office:value-type="string">
              <text:p text:style-name="P13">D - Duration</text:p>
            </table:table-cell>
            <table:table-cell table:style-name="PERTRules.C17" office:value-type="string">
              <text:p text:style-name="P19">Length of time to complete the <text:span text:style-name="T17">Activity</text:span><text:span text:style-name="T16">.</text:span>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<text:bookmark-start text:name="Float"/>PR06<text:bookmark-end text:name="Float"/></text:p>
            </table:table-cell>
            <table:table-cell table:style-name="PERTRules.B17" office:value-type="string">
              <text:p text:style-name="P13">F - Float</text:p>
            </table:table-cell>
            <table:table-cell table:style-name="PERTRules.C17" office:value-type="string">
              <text:p text:style-name="P19"><text:span text:style-name="T16">Degree of flexibility for the duration of the </text:span><text:span text:style-name="T17">Activity</text:span><text:span text:style-name="T16"> without effecting the Critical Path.</text:span>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07</text:p>
            </table:table-cell>
            <table:table-cell table:style-name="PERTRules.B17" office:value-type="string">
              <text:p text:style-name="P13">CP – Critical Path</text:p>
            </table:table-cell>
            <table:table-cell table:style-name="PERTRules.C17" office:value-type="string">
              <text:p text:style-name="P19"><text:span text:style-name="T16">The sequence of </text:span><text:span text:style-name="T17">Activities</text:span><text:span text:style-name="T16">, that if any one were to be delayed, the </text:span><text:span text:style-name="T17">Project</text:span><text:span text:style-name="T16"> would also be delayed. </text:span>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08</text:p>
            </table:table-cell>
            <table:table-cell table:style-name="PERTRules.B17" office:value-type="string">
              <text:p text:style-name="P13">m – Most likely Time to Completion</text:p>
            </table:table-cell>
            <table:table-cell table:style-name="PERTRules.C17" office:value-type="string">
              <text:p text:style-name="P19">Best guess at the remaining time to complete the <text:span text:style-name="T17">Activity</text:span><text:span text:style-name="T16">. Subject to revision.</text:span> 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ext:soft-page-break/>
          <table:table-row table:style-name="PERTRules.1">
            <table:table-cell table:style-name="PERTRules.A17" office:value-type="string">
              <text:p text:style-name="P18">PR09</text:p>
            </table:table-cell>
            <table:table-cell table:style-name="PERTRules.B17" office:value-type="string">
              <text:p text:style-name="P13">a – Optimistic Time to Completion</text:p>
            </table:table-cell>
            <table:table-cell table:style-name="PERTRules.C17" office:value-type="string">
              <text:p text:style-name="P19">Wishful estimate of time to complete the <text:span text:style-name="T17">Activity</text:span><text:span text:style-name="T16">. </text:span>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10</text:p>
            </table:table-cell>
            <table:table-cell table:style-name="PERTRules.B17" office:value-type="string">
              <text:p text:style-name="P13">b – Pessimistic Time to Completion</text:p>
            </table:table-cell>
            <table:table-cell table:style-name="PERTRules.C17" office:value-type="string">
              <text:p text:style-name="P19">Pessimistic estimate of time to complete the <text:span text:style-name="T17">Activity</text:span><text:span text:style-name="T16">. </text:span>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11</text:p>
            </table:table-cell>
            <table:table-cell table:style-name="PERTRules.B17" office:value-type="string">
              <text:p text:style-name="P13">T – Target Date of Completion</text:p>
            </table:table-cell>
            <table:table-cell table:style-name="PERTRules.C17" office:value-type="string">
              <text:p text:style-name="P19">Manager set due date for a project.</text:p>
            </table:table-cell>
            <table:table-cell table:style-name="PERTRules.D17" office:value-type="string">
              <text:p text:style-name="P19"/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12</text:p>
            </table:table-cell>
            <table:table-cell table:style-name="PERTRules.B17" office:value-type="string">
              <text:p text:style-name="P13">t – Expected Duration </text:p>
            </table:table-cell>
            <table:table-cell table:style-name="PERTRules.C17" office:value-type="string">
              <text:p text:style-name="P19">Estimated duration of the task.</text:p>
            </table:table-cell>
            <table:table-cell table:style-name="PERTRules.D17" office:value-type="string">
              <text:p text:style-name="P19">(a+4m+b) ÷ 6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13</text:p>
            </table:table-cell>
            <table:table-cell table:style-name="PERTRules.B17" office:value-type="string">
              <text:p text:style-name="P13">z - z-score</text:p>
            </table:table-cell>
            <table:table-cell table:style-name="PERTRules.C17" office:value-type="string">
              <text:p text:style-name="P19">Calculated value, to be compared against a table to return a probability.</text:p>
            </table:table-cell>
            <table:table-cell table:style-name="PERTRules.D17" office:value-type="string">
              <text:p text:style-name="P19">(b - a) ÷ 6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14</text:p>
            </table:table-cell>
            <table:table-cell table:style-name="PERTRules.B17" office:value-type="string">
              <text:p text:style-name="P13">P – Probability of meeting Target Date of Completion</text:p>
            </table:table-cell>
            <table:table-cell table:style-name="PERTRules.C17" office:value-type="string">
              <text:p text:style-name="P19">End result of the </text:p>
            </table:table-cell>
            <table:table-cell table:style-name="PERTRules.D17" office:value-type="string">
              <text:p text:style-name="P19">Found from the z-score lookup table.</text:p>
            </table:table-cell>
            <table:table-cell table:style-name="PERTRules.E17" office:value-type="string">
              <text:p text:style-name="P19"/>
            </table:table-cell>
          </table:table-row>
          <table:table-row table:style-name="PERTRules.1">
            <table:table-cell table:style-name="PERTRules.A17" office:value-type="string">
              <text:p text:style-name="P18">PR15</text:p>
            </table:table-cell>
            <table:table-cell table:style-name="PERTRules.B17" office:value-type="string">
              <text:p text:style-name="P13">FPR – Forward Pass Rule</text:p>
            </table:table-cell>
            <table:table-cell table:style-name="PERTRules.C17" office:value-type="string">
              <text:p text:style-name="P19">Used to determine the ES and EF of each Node in the Network. The rule sweeps forward through the Network, updating the values of each Node.</text:p>
            </table:table-cell>
            <table:table-cell table:style-name="PERTRules.D17" office:value-type="string">
              <text:p text:style-name="P19">The ES of a given Node <text:span text:style-name="T18">n</text:span> is the MAX(LS) of all preceding Nodes upon which <text:span text:style-name="T18">n</text:span><text:span text:style-name="T19"> depends</text:span>.</text:p>
            </table:table-cell>
            <table:table-cell table:style-name="PERTRules.E17" office:value-type="string">
              <text:p text:style-name="P19"/>
            </table:table-cell>
          </table:table-row>
          <text:soft-page-break/>
          <table:table-row table:style-name="PERTRules.1">
            <table:table-cell table:style-name="PERTRules.A17" office:value-type="string">
              <text:p text:style-name="P18">PR16</text:p>
            </table:table-cell>
            <table:table-cell table:style-name="PERTRules.B17" office:value-type="string">
              <text:p text:style-name="P19">BPR – Backwards Pass Rule</text:p>
            </table:table-cell>
            <table:table-cell table:style-name="PERTRules.C17" office:value-type="string">
              <text:p text:style-name="P19">Used to determine the LS and LF of each Node in the Network. The rule sweeps backward through the Network, updating the values of each Node.</text:p>
            </table:table-cell>
            <table:table-cell table:style-name="PERTRules.D17" office:value-type="string">
              <text:p text:style-name="P19">The LF of a given Node <text:span text:style-name="T18">n</text:span> is the MIN(LS) of all preceding (<text:span text:style-name="T18">backward pass</text:span>) Nodes.</text:p>
            </table:table-cell>
            <table:table-cell table:style-name="PERTRules.E17" office:value-type="string">
              <text:p text:style-name="P19"/>
            </table:table-cell>
          </table:table-row>
        </table:table>
        <text:h text:style-name="Heading_20_3" text:outline-level="3">Earned Value Analysis Rules<text:tab/>:</text:h>
        <table:table table:name="EarnedValueRules" table:style-name="EarnedValueRules">
          <table:table-column table:style-name="EarnedValueRules.A"/>
          <table:table-column table:style-name="EarnedValueRules.B"/>
          <table:table-column table:style-name="EarnedValueRules.C"/>
          <table:table-column table:style-name="EarnedValueRules.D"/>
          <table:table-column table:style-name="EarnedValueRules.E"/>
          <table:table-row table:style-name="EarnedValueRules.1">
            <table:table-cell table:style-name="EarnedValueRules.A1" office:value-type="string">
              <text:p text:style-name="P17">Number</text:p>
            </table:table-cell>
            <table:table-cell table:style-name="EarnedValueRules.A1" office:value-type="string">
              <text:p text:style-name="P17">Label</text:p>
            </table:table-cell>
            <table:table-cell table:style-name="EarnedValueRules.A1" office:value-type="string">
              <text:p text:style-name="P17">Earned Value Rule</text:p>
            </table:table-cell>
            <table:table-cell table:style-name="EarnedValueRules.A1" office:value-type="string">
              <text:p text:style-name="P17">Calculation</text:p>
            </table:table-cell>
            <table:table-cell table:style-name="EarnedValueRules.E1" office:value-type="string">
              <text:p text:style-name="P17">Notes</text:p>
            </table:table-cell>
          </table:table-row>
          <table:table-row table:style-name="EarnedValueRules.1">
            <table:table-cell table:style-name="EarnedValueRules.A15" office:value-type="string">
              <text:p text:style-name="P18">EV01</text:p>
            </table:table-cell>
            <table:table-cell table:style-name="EarnedValueRules.B15" office:value-type="string">
              <text:p text:style-name="P13">PV - Planned Value (Project)</text:p>
            </table:table-cell>
            <table:table-cell table:style-name="EarnedValueRules.C15" office:value-type="string">
              <text:p text:style-name="P19">Sum of PVs of <text:span text:style-name="T17">Activities</text:span> in the <text:span text:style-name="T17">Project</text:span>.</text:p>
            </table:table-cell>
            <table:table-cell table:style-name="EarnedValueRules.D15" office:value-type="string">
              <text:p text:style-name="P13">Sum (PV<text:span text:style-name="T20">k</text:span>) for all tasks k.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02</text:p>
            </table:table-cell>
            <table:table-cell table:style-name="EarnedValueRules.B15" office:value-type="string">
              <text:p text:style-name="P13">PV - Planned Value (Activity)</text:p>
            </table:table-cell>
            <table:table-cell table:style-name="EarnedValueRules.C15" office:value-type="string">
              <text:p text:style-name="P19">Budget planned for the <text:span text:style-name="T17">Activity</text:span><text:span text:style-name="T16"> based on the projected Resource costs.</text:span></text:p>
            </table:table-cell>
            <table:table-cell table:style-name="EarnedValueRules.D15" office:value-type="string">
              <text:p text:style-name="P13">Estimated by <text:span text:style-name="T17">Manager</text:span><text:span text:style-name="T16">.</text:span>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03</text:p>
            </table:table-cell>
            <table:table-cell table:style-name="EarnedValueRules.B15" office:value-type="string">
              <text:p text:style-name="P13">EV - Earned Value</text:p>
            </table:table-cell>
            <table:table-cell table:style-name="EarnedValueRules.C15" office:value-type="string">
              <text:p text:style-name="P19">Sum of PVs of <text:span text:style-name="T17">Activities</text:span> in the <text:span text:style-name="T17">Project</text:span> that have been completed at the time of analysis.</text:p>
            </table:table-cell>
            <table:table-cell table:style-name="EarnedValueRules.D15" office:value-type="string">
              <text:p text:style-name="P13">Sum (PV<text:span text:style-name="T20">k</text:span>) for all tasks k that have been completed.</text:p>
            </table:table-cell>
            <table:table-cell table:style-name="EarnedValueRules.E15" office:value-type="string">
              <text:p text:style-name="P19">Uses the Percentage Technique</text:p>
            </table:table-cell>
          </table:table-row>
          <table:table-row table:style-name="EarnedValueRules.1">
            <table:table-cell table:style-name="EarnedValueRules.A15" office:value-type="string">
              <text:p text:style-name="P18">EV04</text:p>
            </table:table-cell>
            <table:table-cell table:style-name="EarnedValueRules.B15" office:value-type="string">
              <text:p text:style-name="P13">BAC – Budget at Completion</text:p>
            </table:table-cell>
            <table:table-cell table:style-name="EarnedValueRules.C15" office:value-type="string">
              <text:p text:style-name="P19">Sum of PVs of <text:span text:style-name="T17">Activities</text:span> in the <text:span text:style-name="T17">Project</text:span> that remain</text:p>
            </table:table-cell>
            <table:table-cell table:style-name="EarnedValueRules.D15" office:value-type="string">
              <text:p text:style-name="P13">Sum (PV<text:span text:style-name="T20">k</text:span>) for all tasks k.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05</text:p>
            </table:table-cell>
            <table:table-cell table:style-name="EarnedValueRules.B15" office:value-type="string">
              <text:p text:style-name="P13">PSC – Percent Scheduled for Completion</text:p>
            </table:table-cell>
            <table:table-cell table:style-name="EarnedValueRules.C15" office:value-type="string">
              <text:p text:style-name="P19">Measure of the amount of work that should be done by a certain time given the <text:span text:style-name="T17">Project</text:span>'s estimates.</text:p>
            </table:table-cell>
            <table:table-cell table:style-name="EarnedValueRules.D15" office:value-type="string">
              <text:p text:style-name="P13">PV(Project) ÷ BAC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06</text:p>
            </table:table-cell>
            <table:table-cell table:style-name="EarnedValueRules.B15" office:value-type="string">
              <text:p text:style-name="P13">AC – Actual Cost (Project)</text:p>
            </table:table-cell>
            <table:table-cell table:style-name="EarnedValueRules.C15" office:value-type="string">
              <text:p text:style-name="P19">Actual tally of expenditures incurred by completed <text:span text:style-name="T17">Activities</text:span><text:span text:style-name="T16">.</text:span></text:p>
            </table:table-cell>
            <table:table-cell table:style-name="EarnedValueRules.D15" office:value-type="string">
              <text:p text:style-name="P19">Sum (Debts against Completed Activities)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<text:bookmark-start text:name="EV06AC"/>EV06<text:bookmark-end text:name="EV06AC"/></text:p>
            </table:table-cell>
            <table:table-cell table:style-name="EarnedValueRules.B15" office:value-type="string">
              <text:p text:style-name="P13">AC – Actual Cost (Activity)</text:p>
            </table:table-cell>
            <table:table-cell table:style-name="EarnedValueRules.C15" office:value-type="string">
              <text:p text:style-name="P19">Expenditures incurred by the <text:span text:style-name="T17">Activity</text:span><text:span text:style-name="T16">.</text:span></text:p>
            </table:table-cell>
            <table:table-cell table:style-name="EarnedValueRules.D15" office:value-type="string">
              <text:p text:style-name="P19"/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07</text:p>
            </table:table-cell>
            <table:table-cell table:style-name="EarnedValueRules.B15" office:value-type="string">
              <text:p text:style-name="P13">PC - Percent Complete</text:p>
            </table:table-cell>
            <table:table-cell table:style-name="EarnedValueRules.C15" office:value-type="string">
              <text:p text:style-name="P19">Percentage of the <text:span text:style-name="T17">Project</text:span><text:span text:style-name="T16"> completed at a given time.</text:span></text:p>
            </table:table-cell>
            <table:table-cell table:style-name="EarnedValueRules.D15" office:value-type="string">
              <text:p text:style-name="P13">EV ÷ BAC</text:p>
            </table:table-cell>
            <table:table-cell table:style-name="EarnedValueRules.E15" office:value-type="string">
              <text:p text:style-name="P19"/>
            </table:table-cell>
          </table:table-row>
          <text:soft-page-break/>
          <table:table-row table:style-name="EarnedValueRules.1">
            <table:table-cell table:style-name="EarnedValueRules.A15" office:value-type="string">
              <text:p text:style-name="P18">EV08</text:p>
            </table:table-cell>
            <table:table-cell table:style-name="EarnedValueRules.B15" office:value-type="string">
              <text:p text:style-name="P13">CV – Cost Variance</text:p>
            </table:table-cell>
            <table:table-cell table:style-name="EarnedValueRules.C15" office:value-type="string">
              <text:p text:style-name="P19">Difference between what should have been paid for completed work and what actually was paid for that work.</text:p>
            </table:table-cell>
            <table:table-cell table:style-name="EarnedValueRules.D15" office:value-type="string">
              <text:p text:style-name="P13">EV - AC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09</text:p>
            </table:table-cell>
            <table:table-cell table:style-name="EarnedValueRules.B15" office:value-type="string">
              <text:p text:style-name="P13">SV – Schedule Variance</text:p>
            </table:table-cell>
            <table:table-cell table:style-name="EarnedValueRules.C15" office:value-type="string">
              <text:p text:style-name="P19">Difference between the value of completed work and value of the planned work.</text:p>
            </table:table-cell>
            <table:table-cell table:style-name="EarnedValueRules.D15" office:value-type="string">
              <text:p text:style-name="P13">EV - PV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10</text:p>
            </table:table-cell>
            <table:table-cell table:style-name="EarnedValueRules.B15" office:value-type="string">
              <text:p text:style-name="P13">CPI – Cost Performance Index</text:p>
            </table:table-cell>
            <table:table-cell table:style-name="EarnedValueRules.C15" office:value-type="string">
              <text:p text:style-name="P19">Earned Value over Actual Cost. Values over 1 indicate the cost has been less than projected.</text:p>
            </table:table-cell>
            <table:table-cell table:style-name="EarnedValueRules.D15" office:value-type="string">
              <text:p text:style-name="P13">EV ÷ AC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11</text:p>
            </table:table-cell>
            <table:table-cell table:style-name="EarnedValueRules.B15" office:value-type="string">
              <text:p text:style-name="P13">SPI – Schedule Performance Index</text:p>
            </table:table-cell>
            <table:table-cell table:style-name="EarnedValueRules.C15" office:value-type="string">
              <text:p text:style-name="P19">Earned Value over Planned value. Values over 1 indicate the <text:span text:style-name="T17">Project</text:span><text:span text:style-name="T16"> is ahead of schedule</text:span>.</text:p>
            </table:table-cell>
            <table:table-cell table:style-name="EarnedValueRules.D15" office:value-type="string">
              <text:p text:style-name="P13">EV ÷ PV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12</text:p>
            </table:table-cell>
            <table:table-cell table:style-name="EarnedValueRules.B15" office:value-type="string">
              <text:p text:style-name="P13">EAC – Estimate at Completion</text:p>
            </table:table-cell>
            <table:table-cell table:style-name="EarnedValueRules.C15" office:value-type="string">
              <text:p text:style-name="P19">Indicates the projected cost of the <text:span text:style-name="T17">Project</text:span><text:span text:style-name="T16"> at completion.</text:span></text:p>
            </table:table-cell>
            <table:table-cell table:style-name="EarnedValueRules.D15" office:value-type="string">
              <text:p text:style-name="P13">BAC ÷ CPI</text:p>
            </table:table-cell>
            <table:table-cell table:style-name="EarnedValueRules.E15" office:value-type="string">
              <text:p text:style-name="P19"/>
            </table:table-cell>
          </table:table-row>
          <table:table-row table:style-name="EarnedValueRules.1">
            <table:table-cell table:style-name="EarnedValueRules.A15" office:value-type="string">
              <text:p text:style-name="P18">EV13</text:p>
            </table:table-cell>
            <table:table-cell table:style-name="EarnedValueRules.B15" office:value-type="string">
              <text:p text:style-name="P13">ETC – Estimate to Completion</text:p>
            </table:table-cell>
            <table:table-cell table:style-name="EarnedValueRules.C15" office:value-type="string">
              <text:p text:style-name="P19">Indicates projected cost overrun or underrun.</text:p>
            </table:table-cell>
            <table:table-cell table:style-name="EarnedValueRules.D15" office:value-type="string">
              <text:p text:style-name="P13">EAC - AC</text:p>
            </table:table-cell>
            <table:table-cell table:style-name="EarnedValueRules.E15" office:value-type="string">
              <text:p text:style-name="P19"/>
            </table:table-cell>
          </table:table-row>
        </table:table>
      </text:section>
      <text:section text:style-name="Sect1" text:name="Glossary">
        <text:h text:style-name="Heading_20_1" text:outline-level="1">Glossary:</text:h>
        <text:h text:style-name="Heading_20_2" text:outline-level="2">Business Entities:</text:h>
        <table:table table:name="BusinessEntities" table:style-name="BusinessEntities">
          <table:table-column table:style-name="BusinessEntities.A"/>
          <table:table-column table:style-name="BusinessEntities.B"/>
          <table:table-row>
            <table:table-cell table:style-name="BusinessEntities.A1" office:value-type="string">
              <text:p text:style-name="P15">Business Entity</text:p>
            </table:table-cell>
            <table:table-cell table:style-name="BusinessEntities.B1" office:value-type="string">
              <text:p text:style-name="P15">Description</text:p>
            </table:table-cell>
          </table:table-row>
          <table:table-row>
            <table:table-cell table:style-name="BusinessEntities.A22" office:value-type="string">
              <text:p text:style-name="P16"><text:bookmark-start text:name="PMA"/>PMA<text:bookmark-end text:name="PMA"/></text:p>
            </table:table-cell>
            <table:table-cell table:style-name="BusinessEntities.B22" office:value-type="string">
              <text:p text:style-name="P14">Project Management Application.</text:p>
            </table:table-cell>
          </table:table-row>
          <table:table-row>
            <table:table-cell table:style-name="BusinessEntities.A22" office:value-type="string">
              <text:p text:style-name="P16"><text:bookmark-start text:name="Project Manager"/>Project Manager<text:bookmark-end text:name="Project Manager"/></text:p>
            </table:table-cell>
            <table:table-cell table:style-name="BusinessEntities.B22" office:value-type="string">
              <text:p text:style-name="P14">An application user with the abilities to create and manage projects and activities.</text:p>
            </table:table-cell>
          </table:table-row>
          <table:table-row>
            <table:table-cell table:style-name="BusinessEntities.A22" office:value-type="string">
              <text:p text:style-name="P16"><text:bookmark-start text:name="Team Member"/>Team Member<text:bookmark-end text:name="Team Member"/></text:p>
            </table:table-cell>
            <table:table-cell table:style-name="BusinessEntities.B22" office:value-type="string">
              <text:p text:style-name="P14">An application user to whom activities are assigned.</text:p>
            </table:table-cell>
          </table:table-row>
          <table:table-row>
            <table:table-cell table:style-name="BusinessEntities.A22" office:value-type="string">
              <text:p text:style-name="P16"><text:bookmark-start text:name="Project Portfolio"/>Project Portfolio<text:bookmark-end text:name="Project Portfolio"/></text:p>
            </table:table-cell>
            <table:table-cell table:style-name="BusinessEntities.B22" office:value-type="string">
              <text:p text:style-name="P14">A collection of projects.</text:p>
            </table:table-cell>
          </table:table-row>
          <table:table-row>
            <table:table-cell table:style-name="BusinessEntities.A22" office:value-type="string">
              <text:p text:style-name="P16"><text:bookmark-start text:name="Activity Portfolio"/>Activity Portfolio<text:bookmark-end text:name="Activity Portfolio"/></text:p>
            </table:table-cell>
            <table:table-cell table:style-name="BusinessEntities.B22" office:value-type="string">
              <text:p text:style-name="P14">A collection of activities.</text:p>
            </table:table-cell>
          </table:table-row>
          <table:table-row>
            <table:table-cell table:style-name="BusinessEntities.A22" office:value-type="string">
              <text:p text:style-name="P16"><text:bookmark-start text:name="Resource"/>Resource<text:bookmark-end text:name="Resource"/></text:p>
            </table:table-cell>
            <table:table-cell table:style-name="BusinessEntities.B22" office:value-type="string">
              <text:p text:style-name="P14">Another term for a team member.</text:p>
            </table:table-cell>
          </table:table-row>
          <table:table-row>
            <table:table-cell table:style-name="BusinessEntities.A22" office:value-type="string">
              <text:p text:style-name="P16"><text:bookmark-start text:name="Project"/>Project<text:bookmark-end text:name="Project"/></text:p>
            </table:table-cell>
            <table:table-cell table:style-name="BusinessEntities.B22" office:value-type="string">
              <text:p text:style-name="P14">A collection of ordered activities.</text:p>
            </table:table-cell>
          </table:table-row>
          <table:table-row>
            <table:table-cell table:style-name="BusinessEntities.A22" office:value-type="string">
              <text:p text:style-name="P16"><text:bookmark-start text:name="Activity"/>Activity<text:bookmark-end text:name="Activity"/></text:p>
            </table:table-cell>
            <table:table-cell table:style-name="BusinessEntities.B22" office:value-type="string">
              <text:p text:style-name="P14">A task to be completed in the larger setting of a project.</text:p>
            </table:table-cell>
          </table:table-row>
          <table:table-row>
            <table:table-cell table:style-name="BusinessEntities.A22" office:value-type="string">
              <text:p text:style-name="P16"><text:bookmark-start text:name="Project ID"/>Project ID<text:bookmark-end text:name="Project ID"/></text:p>
            </table:table-cell>
            <table:table-cell table:style-name="BusinessEntities.B22" office:value-type="string">
              <text:p text:style-name="P14">A unique identifier for a project.</text:p>
            </table:table-cell>
          </table:table-row>
          <table:table-row>
            <table:table-cell table:style-name="BusinessEntities.A22" office:value-type="string">
              <text:p text:style-name="P16"><text:bookmark-start text:name="Activity ID"/>Activity ID<text:bookmark-end text:name="Activity ID"/></text:p>
            </table:table-cell>
            <table:table-cell table:style-name="BusinessEntities.B22" office:value-type="string">
              <text:p text:style-name="P14">A unique identifier for an activity.</text:p>
            </table:table-cell>
          </table:table-row>
          <table:table-row>
            <table:table-cell table:style-name="BusinessEntities.A22" office:value-type="string">
              <text:p text:style-name="P16"><text:bookmark-start text:name="Project Name"/>Project Name<text:bookmark-end text:name="Project Name"/></text:p>
            </table:table-cell>
            <table:table-cell table:style-name="BusinessEntities.B22" office:value-type="string">
              <text:p text:style-name="P14">A name chosen by the manager for their project.</text:p>
            </table:table-cell>
          </table:table-row>
          <table:table-row>
            <table:table-cell table:style-name="BusinessEntities.A22" office:value-type="string">
              <text:p text:style-name="P16"><text:bookmark-start text:name="Activity Name"/>Activity Name<text:bookmark-end text:name="Activity Name"/></text:p>
            </table:table-cell>
            <table:table-cell table:style-name="BusinessEntities.B22" office:value-type="string">
              <text:p text:style-name="P14">A name chosen by the manager for their activity.</text:p>
            </table:table-cell>
          </table:table-row>
          <table:table-row>
            <table:table-cell table:style-name="BusinessEntities.A22" office:value-type="string">
              <text:p text:style-name="P16"><text:bookmark-start text:name="Project Description"/>Project Description<text:bookmark-end text:name="Project Description"/></text:p>
            </table:table-cell>
            <table:table-cell table:style-name="BusinessEntities.B22" office:value-type="string">
              <text:p text:style-name="P14">A description given by the manager for their project.</text:p>
            </table:table-cell>
          </table:table-row>
          <table:table-row>
            <table:table-cell table:style-name="BusinessEntities.A22" office:value-type="string">
              <text:p text:style-name="P16"><text:bookmark-start text:name="Activity Description"/>Activity Description<text:bookmark-end text:name="Activity Description"/></text:p>
            </table:table-cell>
            <table:table-cell table:style-name="BusinessEntities.B22" office:value-type="string">
              <text:p text:style-name="P14">A description given by the manager for their activity.</text:p>
            </table:table-cell>
          </table:table-row>
          <table:table-row>
            <table:table-cell table:style-name="BusinessEntities.A22" office:value-type="string">
              <text:p text:style-name="P16"><text:bookmark-start text:name="Cost"/>Cost<text:bookmark-end text:name="Cost"/></text:p>
            </table:table-cell>
            <table:table-cell table:style-name="BusinessEntities.B22" office:value-type="string">
              <text:p text:style-name="P14">The actual monetary expenditure of an activity or project.</text:p>
            </table:table-cell>
          </table:table-row>
          <table:table-row>
            <table:table-cell table:style-name="BusinessEntities.A22" office:value-type="string">
              <text:p text:style-name="P16"><text:bookmark-start text:name="Schedule"/>Schedule<text:bookmark-end text:name="Schedule"/></text:p>
            </table:table-cell>
            <table:table-cell table:style-name="BusinessEntities.B22" office:value-type="string">
              <text:p text:style-name="P14">The sequence of activities required to complete a project. These activities each have projected durations allowing the project to gauge wether it is progressing on target or not.</text:p>
            </table:table-cell>
          </table:table-row>
          <table:table-row>
            <table:table-cell table:style-name="BusinessEntities.A22" office:value-type="string">
              <text:p text:style-name="P16"><text:bookmark-start text:name="Critical Path"/>Critical Path<text:bookmark-end text:name="Critical Path"/></text:p>
            </table:table-cell>
            <table:table-cell table:style-name="BusinessEntities.B22" office:value-type="string">
              <text:p text:style-name="P14">The sequence of activities for which if any one finishes later than their latest finish, the entire project will be delayed.</text:p>
            </table:table-cell>
          </table:table-row>
          <text:soft-page-break/>
          <table:table-row>
            <table:table-cell table:style-name="BusinessEntities.A22" office:value-type="string">
              <text:p text:style-name="P16"><text:bookmark-start text:name="Gantt Chart"/>Gantt Chart<text:bookmark-end text:name="Gantt Chart"/></text:p>
            </table:table-cell>
            <table:table-cell table:style-name="BusinessEntities.B22" office:value-type="string">
              <text:p text:style-name="P14">A visual depiction of the dependency driven schedule of a project.</text:p>
            </table:table-cell>
          </table:table-row>
          <table:table-row>
            <table:table-cell table:style-name="BusinessEntities.A22" office:value-type="string">
              <text:p text:style-name="P16"><text:bookmark-start text:name="PERT Analysis"/>PERT Analysis<text:bookmark-end text:name="PERT Analysis"/></text:p>
            </table:table-cell>
            <table:table-cell table:style-name="BusinessEntities.B22" office:value-type="string">
              <text:p text:style-name="P14">A complex analysis tool for projecting project cost overruns and schedule delays. <text:a xlink:type="simple" xlink:href="#PERTRules|table" text:style-name="Internet_20_link">More information can be found here</text:a>.</text:p>
            </table:table-cell>
          </table:table-row>
          <table:table-row>
            <table:table-cell table:style-name="BusinessEntities.A22" office:value-type="string">
              <text:p text:style-name="P16"><text:bookmark-start text:name="Earned Value Analysis"/>Earned Value Analysis<text:bookmark-end text:name="Earned Value Analysis"/></text:p>
            </table:table-cell>
            <table:table-cell table:style-name="BusinessEntities.B22" office:value-type="string">
              <text:p text:style-name="P14">A tool for measuring the progression of a project throughout its execution. <text:a xlink:type="simple" xlink:href="#EarnedValueRules|table" text:style-name="Internet_20_link">More information can be found here</text:a>.</text:p>
            </table:table-cell>
          </table:table-row>
          <table:table-row>
            <table:table-cell table:style-name="BusinessEntities.A22" office:value-type="string">
              <text:p text:style-name="P16"><text:bookmark-start text:name="Activity on Node Graph"/>Activity on Node Graph<text:bookmark-end text:name="Activity on Node Graph"/></text:p>
            </table:table-cell>
            <table:table-cell table:style-name="BusinessEntities.B22" office:value-type="string">
              <text:p text:style-name="P14">A visual representation of the dependancy chain of activities in a project.</text:p>
            </table:table-cell>
          </table:table-row>
        </table:table>
        <text:p text:style-name="P2"/>
      </text:section>
      <text:p text:style-name="P2"/>
      <text:p text:style-name="P24"/>
      <text:p text:style-name="P2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4" svg:font-family="'Avenir Next'"/>
    <style:font-face style:name="Garamond" svg:font-family="Garamond"/>
    <style:font-face style:name="OpenSymbol" svg:font-family="OpenSymbol"/>
    <style:font-face style:name="Avenir Black1" svg:font-family="'Avenir Black'" style:font-pitch="variable"/>
    <style:font-face style:name="Avenir Black" svg:font-family="'Avenir Black'" style:font-adornments="Regular" style:font-pitch="variable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181in" fo:margin-bottom="0in" style:contextual-spacing="false" fo:background-color="transparent"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8-26T09:39:19.466000000</dc:date>
    <meta:editing-duration>P3DT14H29M12S</meta:editing-duration>
    <meta:editing-cycles>128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4" meta:image-count="0" meta:object-count="0" meta:page-count="13" meta:paragraph-count="233" meta:word-count="1335" meta:character-count="8056" meta:non-whitespace-character-count="6904"/>
  </office:meta>
</office:document-meta>
</file>